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549a"/>
    </style:style>
    <style:style style:name="P2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49a" officeooo:paragraph-rsid="0018779f"/>
    </style:style>
    <style:style style:name="P3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8779f" officeooo:paragraph-rsid="0018779f"/>
    </style:style>
    <style:style style:name="P4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8779f" officeooo:paragraph-rsid="0019e8fc"/>
    </style:style>
    <style:style style:name="P5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9e8fc" officeooo:paragraph-rsid="0019e8fc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8779f" officeooo:paragraph-rsid="0019e8fc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bold" style:text-underline-color="#ff0000" officeooo:rsid="001a8984" officeooo:paragraph-rsid="001a8984"/>
    </style:style>
    <style:style style:name="P8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9e8fc" officeooo:paragraph-rsid="001c25a6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8984"/>
    </style:style>
    <style:style style:name="T2" style:family="text">
      <style:text-properties officeooo:rsid="001c25a6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7">Résoudre un système d’équation à 2 équations et 2 inconnues par combinaison</text:p>
      <text:p text:style-name="P1"/>
      <text:p text:style-name="P2">Exemple : Prenons le système suivant : <draw:g text:anchor-type="as-char" svg:y="-0.506cm" draw:z-index="0" draw:name="Forme1" draw:style-name="gr1"><svg:title>TexMaths</svg:title><svg:desc>12§latex§$$
\left\{
    \begin{array}{ll}
        3x+5y=7 \\
        2x+10y=10
    \end{array}
\right.
$$§svg§600§FALSE§</svg:desc><draw:g draw:style-name="gr2"><draw:path draw:style-name="gr3" draw:text-style-name="P9" svg:width="3.059cm" svg:height="0.966cm" svg:x="-0.001cm" svg:y="0.02cm" svg:viewBox="0 0 3060 967" svg:d="M1530 967c-510 0-1020 0-1530 0 0-323 0-644 0-967 1020 0 2040 0 3060 0 0 323 0 644 0 967-510 0-1020 0-1530 0z"><text:p/></draw:path><draw:path draw:style-name="gr4" draw:text-style-name="P10" svg:width="0.204cm" svg:height="1.009cm" svg:x="0.032cm" svg:y="-0.001cm" svg:viewBox="0 0 205 1010" svg:d="M120 643c0-19 0-51-26-85-16-21-40-39-70-52 83-40 96-101 96-125 0-81 0-162 0-242 0-26 0-80 83-121 2-1 2-2 2-8 0-9 0-10-8-10-6 0-7 0-18 5-42 21-83 54-93 105-1 9-1 12-1 41 0 65 0 130 0 194 0 14 0 35 0 40-3 44-30 83-78 109-6 4-7 5-7 11 0 7 1 8 7 11 28 14 69 45 77 98 1 10 1 10 1 14 0 84 0 168 0 251 0 61 42 101 95 126 10 5 10 5 17 5 8 0 8 0 8-10 0-7 0-7-3-9-17-9-72-36-81-96-1-6-1-11-1-36 0-72 0-144 0-216z"><text:p/></draw:path><draw:path draw:style-name="gr4" draw:text-style-name="P10" svg:width="0.174cm" svg:height="0.289cm" svg:x="0.522cm" svg:y="0.072cm" svg:viewBox="0 0 175 290" svg:d="M104 133c35-12 59-41 59-74 0-35-37-59-77-59-43 0-74 25-74 58 0 14 8 21 20 21 14 0 22-8 22-21 0-21-19-21-25-21 13-20 41-26 55-26 18 0 41 9 41 47 0 6-1 30-12 48-12 20-27 21-37 22-4 0-14 2-17 2-4 0-6 1-6 4 0 5 2 5 9 5 6 0 14 0 20 0 34 0 50 29 50 70 0 57-30 69-48 69s-49-7-65-32c16 2 28-7 28-23s-11-24-23-24c-11 0-24 6-24 25 0 39 40 66 85 66 52 0 90-38 90-81 0-35-26-67-71-76z"><text:p/></draw:path><draw:path draw:style-name="gr4" draw:text-style-name="P10" svg:width="0.209cm" svg:height="0.19cm" svg:x="0.727cm" svg:y="0.166cm" svg:viewBox="0 0 210 191" svg:d="M128 59c3-11 12-49 42-49 3 0 12 0 22 4-12 3-20 14-20 23 0 7 4 16 15 16 10 0 23-9 23-25 0-22-25-28-40-28-24 0-38 23-43 32-11-27-33-32-45-32-45 0-69 54-69 65 0 5 4 3 5 5 4 0 5-2 6-5 14-45 42-55 56-55 9 0 23 3 23 27 0 13-7 42-23 101-7 26-21 43-39 43-4 0-13 0-22-5 11-2 19-11 19-23 0-11-8-14-15-14-12 0-23 11-23 24 0 19 22 28 40 28 27 0 43-29 44-33 5 16 20 33 46 33 43 0 67-54 67-65 0-4-4-4-5-4-4 0-5 2-6 4-13 45-42 55-55 55-17 0-24-13-24-28 0-9 2-17 7-37 5-19 10-38 14-57z"><text:p/></draw:path><draw:path draw:style-name="gr4" draw:text-style-name="P10" svg:width="0.28cm" svg:height="0.28cm" svg:x="1.073cm" svg:y="0.108cm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4" draw:text-style-name="P10" svg:width="0.167cm" svg:height="0.289cm" svg:x="1.493cm" svg:y="0.072cm" svg:viewBox="0 0 168 290" svg:d="M168 197c0-51-35-93-80-93-21 0-39 6-54 22 0-28 0-55 0-83 8 3 22 6 36 6 52 0 81-38 81-44 0-3-1-5-3-5s-2 0-4 1c-8 5-29 13-58 13-16 0-36-3-56-12-4-1-4-1-5-1-3 0-3 3-3 10 0 42 0 83 0 125 0 7 0 10 4 10s5-1 6-3c5-7 21-30 54-30 23 0 33 20 36 27 8 16 9 33 9 53 0 14 0 41-11 58-10 16-25 27-44 27-32 0-56-21-63-47 1 0 3 2 7 2 14 0 21-12 21-22 0-11-7-20-21-20-6 0-20 3-20 22 0 36 29 77 76 77 49 0 92-41 92-93z"><text:p/></draw:path><draw:path draw:style-name="gr4" draw:text-style-name="P10" svg:width="0.193cm" svg:height="0.271cm" svg:x="1.693cm" svg:y="0.166cm" svg:viewBox="0 0 194 272" svg:d="M192 25c2-5 2-6 2-9 0-8-6-11-12-11-4 0-10 2-15 8 0 3-4 16-6 23-3 11-5 23-9 34-6 25-12 51-18 76-2 6-20 35-48 35-21 0-26-18-26-34 0-19 7-45 22-82 7-17 8-22 8-30 0-19-13-35-35-35-39 0-55 61-55 65 0 5 4 5 5 5 5 0 5-2 7-9 11-39 28-51 42-51 4 0 11 0 11 13 0 11-5 21-7 30-17 44-24 68-24 87 0 39 26 51 51 51 16 0 30-8 42-20-6 23-11 44-27 65-11 15-27 28-46 28-6 0-25-3-32-18 6 0 12 0 18-5 3-5 8-10 8-18 0-13-12-14-16-14-9 0-24 6-24 27s20 36 46 36c43 0 86-38 98-85 14-54 27-108 40-162z"><text:p/></draw:path><draw:path draw:style-name="gr4" draw:text-style-name="P10" svg:width="0.279cm" svg:height="0.099cm" svg:x="2.044cm" svg:y="0.199cm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10" svg:width="0.179cm" svg:height="0.293cm" svg:x="2.489cm" svg:y="0.069cm" svg:viewBox="0 0 180 294" svg:d="M176 28c4-5 4-6 4-15-34 0-68 0-102 0-52 0-53-6-54-13-4 0-7 0-11 0-5 29-8 58-13 86 4 0 6 0 10 0 1-6 6-33 10-38 4-2 36-2 42-2 29 0 58 0 87 0-5 7-37 52-47 67-38 56-52 115-52 158 0 4 0 23 20 23 19 0 19-19 19-23 0-7 0-14 0-22 0-24 1-46 5-69 1-10 7-46 26-72s37-54 56-80z"><text:p/></draw:path><draw:path draw:style-name="gr4" draw:text-style-name="P10" svg:width="0.167cm" svg:height="0.28cm" svg:x="0.526cm" svg:y="0.579cm" svg:viewBox="0 0 168 281" svg:d="M32 248c15-15 30-30 45-44 66-58 91-80 91-122 0-48-38-82-89-82-48 0-79 38-79 76 0 24 20 24 23 24 6 0 21-5 21-23 0-11-8-22-22-22-4 0-4 0-5 1 9-27 32-43 56-43 39 0 57 34 57 69 0 33-21 67-45 93-26 30-54 60-80 90-5 5-5 5-5 16 52 0 104 0 156 0 4-26 8-50 12-74-4 0-7 0-11 0-1 12-5 32-8 38-4 3-31 3-41 3-25 0-50 0-76 0z"><text:p/></draw:path><draw:path draw:style-name="gr4" draw:text-style-name="P10" svg:width="0.209cm" svg:height="0.191cm" svg:x="0.727cm" svg:y="0.67cm" svg:viewBox="0 0 210 192" svg:d="M128 60c3-12 12-50 42-50 3 0 12 0 22 6-12 2-20 12-20 22 0 6 4 15 15 15 10 0 23-7 23-24 0-23-25-29-40-29-24 0-38 23-43 32-11-27-33-32-45-32-45 0-69 55-69 66 0 4 4 2 5 4 4 0 5-2 6-5 14-45 42-55 56-55 9 0 23 3 23 28 0 14-7 41-23 100-7 26-21 44-39 44-4 0-13 0-22-6 11-1 19-11 19-23 0-10-8-14-15-14-12 0-23 11-23 24 0 20 22 29 40 29 27 0 43-30 44-33 5 16 20 33 46 33 43 0 67-55 67-66 0-4-4-4-5-4-4 0-5 2-6 5-13 44-42 55-55 55-17 0-24-13-24-27 0-10 2-19 7-37 5-20 10-39 14-58z"><text:p/></draw:path><draw:path draw:style-name="gr4" draw:text-style-name="P10" svg:width="0.28cm" svg:height="0.28cm" svg:x="1.073cm" svg:y="0.61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0" svg:width="0.138cm" svg:height="0.28cm" svg:x="1.508cm" svg:y="0.579cm" svg:viewBox="0 0 139 281" svg:d="M86 11c0-11 0-11-9-11-27 26-63 26-77 26 0 5 0 9 0 14 8 0 34 0 55-11 0 73 0 145 0 218 0 16-1 20-38 20-5 0-10 0-15 0 0 4 0 9 0 14 16-2 52-2 69-2s54 0 68 2c0-5 0-10 0-14-5 0-8 0-13 0-38 0-40-4-40-20 0-79 0-157 0-236z"><text:p/></draw:path><draw:path draw:style-name="gr4" draw:text-style-name="P10" svg:width="0.177cm" svg:height="0.288cm" svg:x="1.697cm" svg:y="0.579cm" svg:viewBox="0 0 178 289" svg:d="M178 145c0-33-2-67-17-98-19-41-54-47-71-47-26 0-56 11-74 50-14 29-16 62-16 95 0 32 2 70 19 102 18 34 49 42 70 42 23 0 55-8 73-48 14-30 16-62 16-96zM89 281c-17 0-41-11-49-52-4-25-4-64-4-89 0-26 0-55 2-78 9-49 40-52 51-52 14 0 42 7 50 49 4 23 4 55 4 81 0 31 0 60-5 88-6 39-30 53-49 53z"><text:p/></draw:path><draw:path draw:style-name="gr4" draw:text-style-name="P10" svg:width="0.192cm" svg:height="0.272cm" svg:x="1.904cm" svg:y="0.67cm" svg:viewBox="0 0 193 273" svg:d="M192 26c1-6 1-7 1-9 0-9-5-12-12-12-3 0-11 2-14 9-1 2-5 15-6 23-3 11-6 22-9 34-6 25-13 50-19 75-1 6-19 36-47 36-21 0-26-19-26-35 0-19 7-45 22-81 6-18 8-23 8-31 0-19-14-35-35-35-39 0-55 61-55 66 0 4 4 4 5 4 3 0 5-2 6-8 12-39 29-52 43-52 4 0 11 0 11 13 0 11-5 21-7 30-17 44-26 68-26 89 0 37 27 50 52 50 17 0 31-7 43-19-6 21-11 42-27 64-11 15-28 27-47 27-6 0-25-1-33-18 8 0 14 0 20-5 3-4 8-10 8-17 0-13-12-15-16-15-9 0-24 7-24 27 0 22 18 37 45 37 43 0 87-38 98-86 13-54 28-107 41-161z"><text:p/></draw:path><draw:path draw:style-name="gr4" draw:text-style-name="P10" svg:width="0.28cm" svg:height="0.097cm" svg:x="2.254cm" svg:y="0.70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0" svg:width="0.138cm" svg:height="0.28cm" svg:x="2.713cm" svg:y="0.579cm" svg:viewBox="0 0 139 281" svg:d="M86 11c0-11 0-11-9-11-27 26-64 26-77 26 0 5 0 9 0 14 8 0 34 0 55-11 0 73 0 145 0 218 0 16-1 20-39 20-5 0-9 0-14 0 0 4 0 9 0 14 15-2 52-2 69-2s53 0 68 2c0-5 0-10 0-14-5 0-9 0-14 0-37 0-39-4-39-20 0-79 0-157 0-236z"><text:p/></draw:path><draw:path draw:style-name="gr4" draw:text-style-name="P10" svg:width="0.177cm" svg:height="0.288cm" svg:x="2.903cm" svg:y="0.579cm" svg:viewBox="0 0 178 289" svg:d="M178 145c0-33-3-67-17-98-19-41-54-47-72-47-25 0-57 11-73 50-14 29-16 62-16 95 0 32 1 70 19 102 18 34 48 42 70 42 23 0 54-8 73-48 13-30 16-62 16-96zM89 281c-17 0-42-11-49-52-5-25-5-64-5-89 0-26 0-55 3-78 9-49 40-52 51-52 13 0 41 7 49 49 5 23 5 55 5 81 0 31 0 60-5 88-7 39-31 53-49 53z"><text:p/></draw:path></draw:g></draw:g></text:p>
      <text:p text:style-name="P3"><text:span text:style-name="T1">1. </text:span>On <text:s/>multiplie les équations pour obtenir le même nombre de x ou de y dans cha<text:span text:style-name="T1">qu</text:span><text:span text:style-name="T2">e </text:span>unes d’elles. <text:span text:style-name="T2">Dans l’exemple, on veut obtenir le même nombre de x pour trouver d’abord y.</text:span></text:p>
      <text:p text:style-name="P4"/>
      <text:p text:style-name="P4">Donc : <text:s text:c="8"/><draw:g text:anchor-type="as-char" svg:y="-0.506cm" draw:z-index="1" draw:name="Forme2" draw:style-name="gr1"><svg:title>TexMaths</svg:title><svg:desc>12§latex§$$
\left\{
    \begin{array}{ll}
        (3x+5y=7) \times 2\\
        (2x+10y=10 ) \times 3
    \end{array}
\right.
$$§svg§600§FALSE§</svg:desc><draw:g draw:style-name="gr2"><draw:path draw:style-name="gr3" draw:text-style-name="P9" svg:width="4.113cm" svg:height="0.966cm" svg:x="-0.001cm" svg:y="0.02cm" svg:viewBox="0 0 4114 967" svg:d="M2058 967c-686 0-1371 0-2058 0 0-323 0-644 0-967 1372 0 2742 0 4114 0 0 323 0 644 0 967-685 0-1370 0-2056 0z"><text:p/></draw:path><draw:path draw:style-name="gr4" draw:text-style-name="P10" svg:width="0.204cm" svg:height="1.009cm" svg:x="0.032cm" svg:y="-0.001cm" svg:viewBox="0 0 205 1010" svg:d="M120 643c0-19 0-51-26-85-16-21-40-39-70-52 83-40 96-101 96-125 0-81 0-162 0-242 0-26 0-80 83-121 2-1 2-2 2-8 0-9 0-10-8-10-6 0-7 0-18 5-42 21-83 54-93 105-1 9-1 12-1 41 0 65 0 130 0 194 0 14 0 35 0 40-3 44-30 83-78 109-6 4-7 5-7 11 0 7 1 8 7 11 28 14 69 45 77 98 1 10 1 10 1 14 0 84 0 168 0 251 0 61 42 101 95 126 10 5 10 5 17 5 8 0 8 0 8-10 0-7 0-7-3-9-17-9-72-36-81-96-1-6-1-11-1-36 0-72 0-144 0-216z"><text:p/></draw:path><draw:path draw:style-name="gr4" draw:text-style-name="P10" svg:width="0.097cm" svg:height="0.42cm" svg:x="0.546cm" svg:y="0.037cm" svg:viewBox="0 0 98 421" svg:d="M98 417c0-2 0-2-7-9-53-53-66-133-66-198 0-73 16-146 67-199 6-5 6-6 6-7 0-3-2-4-4-4-4 0-42 29-68 82-21 46-26 93-26 128 0 33 5 84 28 132 25 51 62 79 66 79 2 0 4-1 4-4z"><text:p/></draw:path><draw:path draw:style-name="gr4" draw:text-style-name="P10" svg:width="0.174cm" svg:height="0.289cm" svg:x="0.687cm" svg:y="0.072cm" svg:viewBox="0 0 175 290" svg:d="M104 133c35-12 59-41 59-74 0-35-37-59-77-59-43 0-75 25-75 58 0 14 9 21 21 21 14 0 22-8 22-21 0-21-19-21-26-21 13-20 40-26 56-26 18 0 41 9 41 47 0 6-1 30-12 48-13 20-27 21-37 22-4 0-15 2-17 2-4 0-6 1-6 4 0 5 2 5 9 5 6 0 14 0 20 0 33 0 49 29 49 70 0 57-29 69-47 69s-50-7-65-32c15 2 28-7 28-23s-11-24-23-24c-11 0-24 6-24 25 0 39 40 66 85 66 52 0 90-38 90-81 0-35-26-67-71-76z"><text:p/></draw:path><draw:path draw:style-name="gr4" draw:text-style-name="P10" svg:width="0.209cm" svg:height="0.19cm" svg:x="0.892cm" svg:y="0.166cm" svg:viewBox="0 0 210 191" svg:d="M128 59c3-11 12-49 42-49 3 0 12 0 21 4-11 3-19 14-19 23 0 7 3 16 15 16 10 0 23-9 23-25 0-22-25-28-40-28-24 0-38 23-44 32-10-27-32-32-46-32-43 0-67 54-67 65 0 5 4 5 5 5 4 0 5-2 6-5 14-45 42-55 56-55 8 0 23 3 23 27 0 13-7 42-23 101-7 26-21 43-40 43-3 0-12 0-21-5 11-2 19-11 19-23 0-11-8-14-15-14-12 0-23 11-23 24 0 19 22 28 40 28 27 0 43-29 44-33 5 16 20 33 46 33 43 0 67-54 67-65 0-4-4-4-5-4-4 0-5 2-6 4-13 45-42 55-55 55-17 0-24-13-24-28 0-9 2-17 7-37 5-19 10-38 14-57z"><text:p/></draw:path><draw:path draw:style-name="gr4" draw:text-style-name="P10" svg:width="0.28cm" svg:height="0.28cm" svg:x="1.237cm" svg:y="0.108cm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4" draw:text-style-name="P10" svg:width="0.167cm" svg:height="0.289cm" svg:x="1.658cm" svg:y="0.072cm" svg:viewBox="0 0 168 290" svg:d="M168 197c0-51-35-93-80-93-21 0-39 6-54 22 0-28 0-55 0-83 8 3 22 6 36 6 51 0 81-38 81-44 0-3-1-5-3-5s-2 0-4 1c-8 5-29 13-58 13-16 0-36-3-56-12-4-1-4-1-5-1-3 0-3 3-3 10 0 42 0 83 0 125 0 7 0 10 4 10s5-1 6-3c5-7 21-30 54-30 23 0 33 20 36 27 8 16 9 33 9 53 0 14 0 41-11 58-10 16-25 27-46 27-30 0-54-21-61-47 1 0 3 2 7 2 14 0 21-12 21-22 0-11-7-20-21-20-6 0-20 3-20 22 0 36 29 77 76 77 49 0 92-41 92-93z"><text:p/></draw:path><draw:path draw:style-name="gr4" draw:text-style-name="P10" svg:width="0.193cm" svg:height="0.271cm" svg:x="1.859cm" svg:y="0.166cm" svg:viewBox="0 0 194 272" svg:d="M192 25c2-5 2-6 2-9 0-8-6-11-12-11-4 0-10 2-15 8 0 3-4 16-6 23-3 11-5 23-9 34-6 25-12 51-18 76-2 6-20 35-48 35-21 0-26-18-26-34 0-19 7-45 22-82 7-17 8-22 8-30 0-19-13-35-35-35-39 0-55 61-55 65 0 5 4 5 5 5 5 0 5-2 7-9 11-39 28-51 42-51 4 0 11 0 11 13 0 11-5 21-7 30-17 44-24 68-24 87 0 39 26 51 51 51 16 0 30-8 42-20-6 23-11 44-27 65-11 15-27 28-46 28-6 0-25-3-32-18 6 0 12 0 18-5 3-5 8-10 8-18 0-13-12-14-16-14-9 0-24 6-24 27s20 36 46 36c43 0 86-38 98-85 14-54 27-108 40-162z"><text:p/></draw:path><draw:path draw:style-name="gr4" draw:text-style-name="P10" svg:width="0.28cm" svg:height="0.099cm" svg:x="2.208cm" svg:y="0.199cm" svg:viewBox="0 0 281 100" svg:d="M266 17c6 0 15 0 15-9 0-8-9-8-15-8-84 0-169 0-253 0-5 0-13 0-13 8 0 9 8 9 14 9 84 0 168 0 252 0zM266 100c6 0 15 0 15-9s-9-9-15-9c-84 0-168 0-252 0-6 0-14 0-14 9s8 9 13 9c84 0 169 0 253 0z"><text:p/></draw:path><draw:path draw:style-name="gr4" draw:text-style-name="P10" svg:width="0.179cm" svg:height="0.293cm" svg:x="2.654cm" svg:y="0.069cm" svg:viewBox="0 0 180 294" svg:d="M176 28c4-5 4-6 4-15-34 0-68 0-102 0-52 0-52-6-54-13-4 0-7 0-11 0-5 29-8 58-13 86 4 0 7 0 11 0 1-6 5-33 9-38 4-2 36-2 42-2 29 0 58 0 87 0-4 7-37 52-47 67-38 56-52 115-52 158 0 4 0 23 20 23 19 0 19-19 19-23 0-7 0-14 0-22 0-24 1-46 5-69 1-10 7-46 26-72s37-54 56-80z"><text:p/></draw:path><draw:path draw:style-name="gr4" draw:text-style-name="P10" svg:width="0.096cm" svg:height="0.42cm" svg:x="2.865cm" svg:y="0.037cm" svg:viewBox="0 0 97 421" svg:d="M97 210c0-33-5-83-27-131-26-51-62-79-66-79-3 0-4 1-4 4 0 1 0 2 7 9 42 42 66 109 66 197 0 72-15 146-68 200-5 5-5 5-5 7 0 3 1 4 4 4 4 0 42-29 67-82 21-46 26-93 26-129z"><text:p/></draw:path><draw:path draw:style-name="gr4" draw:text-style-name="P10" svg:width="0.203cm" svg:height="0.202cm" svg:x="3.16cm" svg:y="0.146cm" svg:viewBox="0 0 204 203" svg:d="M102 90c-28-28-56-56-84-84-5-6-6-6-10-6-3 0-8 4-8 8 0 3 1 4 6 9 28 27 56 56 84 84-28 29-56 56-84 85-5 5-6 6-6 8 0 5 5 9 8 9 4 0 5-2 10-6 28-28 56-57 84-84 29 29 59 58 88 87 2 0 3 3 6 3 4 0 8-4 8-9 0-1 0-2-1-5-1-1-67-67-89-88 25-25 52-52 77-77 2-2 8-8 11-11 1-1 2-2 2-5 0-4-4-8-8-8s-5 1-10 6c-28 28-56 56-84 84z"><text:p/></draw:path><draw:path draw:style-name="gr4" draw:text-style-name="P10" svg:width="0.168cm" svg:height="0.28cm" svg:x="3.541cm" svg:y="0.072cm" svg:viewBox="0 0 169 281" svg:d="M32 248c16-14 30-29 46-43 66-58 91-80 91-123 0-48-38-82-90-82-48 0-79 40-79 77 0 24 22 24 23 24 7 0 21-6 21-23 0-11-7-22-21-22-4 0-5 0-6 0 9-27 32-43 57-43 39 0 57 35 57 69s-22 67-45 93c-27 30-54 60-81 90-5 5-5 6-5 16 53 0 104 0 157 0 4-26 9-50 12-74-3 0-7 0-11 0-2 14-4 32-9 38-3 3-31 3-40 3-25 0-51 0-77 0z"><text:p/></draw:path><draw:path draw:style-name="gr4" draw:text-style-name="P10" svg:width="0.097cm" svg:height="0.421cm" svg:x="0.546cm" svg:y="0.542cm" svg:viewBox="0 0 98 422" svg:d="M98 417c0-1 0-2-7-9-53-53-66-132-66-197 0-73 16-146 67-199 6-5 6-6 6-7 0-4-2-5-4-5-4 0-42 29-68 83-21 45-26 92-26 128 0 32 5 84 28 131 25 53 62 80 66 80 2 0 4-2 4-5z"><text:p/></draw:path><draw:path draw:style-name="gr4" draw:text-style-name="P10" svg:width="0.167cm" svg:height="0.28cm" svg:x="0.69cm" svg:y="0.579cm" svg:viewBox="0 0 168 281" svg:d="M32 248c15-15 30-30 45-44 66-58 91-80 91-122 0-48-38-82-90-82-47 0-78 38-78 76 0 24 20 24 22 24 7 0 22-5 22-23 0-11-8-22-22-22-4 0-5 0-6 1 9-27 32-43 57-43 39 0 57 34 57 69 0 33-22 67-45 93-26 30-54 60-80 90-5 5-5 5-5 16 52 0 104 0 156 0 4-26 8-50 12-74-4 0-7 0-11 0-2 12-5 32-9 38-3 3-30 3-40 3-25 0-50 0-76 0z"><text:p/></draw:path><draw:path draw:style-name="gr4" draw:text-style-name="P10" svg:width="0.209cm" svg:height="0.191cm" svg:x="0.892cm" svg:y="0.67cm" svg:viewBox="0 0 210 192" svg:d="M128 60c3-12 12-50 42-50 3 0 12 0 21 6-11 2-19 12-19 22 0 6 3 15 15 15 10 0 23-7 23-24 0-23-25-29-40-29-24 0-38 23-44 32-10-27-32-32-46-32-43 0-67 55-67 66 0 4 4 4 5 4 4 0 5-2 6-5 14-45 42-55 56-55 8 0 23 3 23 28 0 14-7 41-23 100-7 26-21 44-40 44-3 0-12 0-21-6 11-1 19-11 19-23 0-10-8-14-15-14-12 0-23 11-23 24 0 20 22 29 40 29 27 0 43-30 44-33 5 16 20 33 46 33 43 0 67-55 67-66 0-4-4-4-5-4-4 0-5 2-6 5-13 44-42 55-55 55-17 0-24-13-24-27 0-10 2-19 7-37 5-20 10-39 14-58z"><text:p/></draw:path><draw:path draw:style-name="gr4" draw:text-style-name="P10" svg:width="0.28cm" svg:height="0.28cm" svg:x="1.237cm" svg:y="0.61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0" svg:width="0.138cm" svg:height="0.28cm" svg:x="1.673cm" svg:y="0.579cm" svg:viewBox="0 0 139 281" svg:d="M86 11c0-11 0-11-9-11-27 26-63 26-77 26 0 5 0 9 0 14 8 0 34 0 55-11 0 73 0 145 0 218 0 16-1 20-38 20-5 0-10 0-15 0 0 4 0 9 0 14 16-2 52-2 69-2s54 0 68 2c0-5 0-10 0-14-5 0-8 0-13 0-38 0-40-4-40-20 0-79 0-157 0-236z"><text:p/></draw:path><draw:path draw:style-name="gr4" draw:text-style-name="P10" svg:width="0.177cm" svg:height="0.288cm" svg:x="1.863cm" svg:y="0.579cm" svg:viewBox="0 0 178 289" svg:d="M178 145c0-33-2-67-17-98-19-41-54-47-71-47-26 0-56 11-74 50-14 29-16 62-16 95 0 32 2 70 19 102 18 34 49 42 70 42 23 0 55-8 73-48 14-30 16-62 16-96zM89 281c-17 0-41-11-49-52-4-25-4-64-4-89 0-26 0-55 2-78 9-49 40-52 51-52 14 0 42 7 50 49 4 23 4 55 4 81 0 31 0 60-5 88-6 39-30 53-49 53z"><text:p/></draw:path><draw:path draw:style-name="gr4" draw:text-style-name="P10" svg:width="0.193cm" svg:height="0.272cm" svg:x="2.069cm" svg:y="0.67cm" svg:viewBox="0 0 194 273" svg:d="M192 26c2-6 2-7 2-9 0-9-6-12-13-12-3 0-11 2-14 9-1 2-4 15-6 23-3 11-6 22-9 34-6 25-13 50-19 75-1 6-19 36-47 36-21 0-26-19-26-35 0-19 7-45 22-81 6-18 8-23 8-31 0-19-13-35-35-35-39 0-55 61-55 66 0 4 4 4 5 4 3 0 5-2 6-8 12-39 29-52 43-52 4 0 11 0 11 13 0 11-5 21-7 30-17 44-26 68-26 89 0 37 27 50 52 50 17 0 31-7 43-19-6 21-11 42-27 64-11 15-28 27-47 27-6 0-25-1-33-18 8 0 14 0 20-5 3-4 8-10 8-17 0-13-12-15-16-15-9 0-24 7-24 27 0 22 18 37 45 37 43 0 87-38 98-86 13-54 28-107 41-161z"><text:p/></draw:path><draw:path draw:style-name="gr4" draw:text-style-name="P10" svg:width="0.279cm" svg:height="0.097cm" svg:x="2.42cm" svg:y="0.704cm" svg:viewBox="0 0 280 98" svg:d="M265 17c7 0 15 0 15-9 0-8-8-8-14-8-84 0-169 0-253 0-6 0-13 0-13 8 0 9 7 9 13 9 84 0 168 0 252 0zM266 98c6 0 14 0 14-8s-8-8-15-8c-84 0-168 0-252 0-6 0-13 0-13 8s7 8 13 8c84 0 169 0 253 0z"><text:p/></draw:path><draw:path draw:style-name="gr4" draw:text-style-name="P10" svg:width="0.138cm" svg:height="0.28cm" svg:x="2.878cm" svg:y="0.579cm" svg:viewBox="0 0 139 281" svg:d="M86 11c0-11 0-11-9-11-27 26-64 26-77 26 0 5 0 9 0 14 8 0 34 0 55-11 0 73 0 145 0 218 0 16-1 20-39 20-5 0-9 0-14 0 0 4 0 9 0 14 15-2 52-2 69-2s54 0 68 2c0-5 0-10 0-14-5 0-8 0-13 0-38 0-40-4-40-20 0-79 0-157 0-236z"><text:p/></draw:path><draw:path draw:style-name="gr4" draw:text-style-name="P10" svg:width="0.177cm" svg:height="0.288cm" svg:x="3.068cm" svg:y="0.579cm" svg:viewBox="0 0 178 289" svg:d="M178 145c0-33-3-67-17-98-19-41-54-47-72-47-25 0-55 11-73 50-14 29-16 62-16 95 0 32 2 70 19 102 18 34 49 42 70 42 23 0 55-8 73-48 13-30 16-62 16-96zM89 281c-17 0-42-11-49-52-5-25-5-64-5-89 0-26 0-55 3-78 9-49 40-52 51-52 14 0 42 7 49 49 5 23 5 55 5 81 0 31 0 60-5 88-6 39-30 53-49 53z"><text:p/></draw:path><draw:path draw:style-name="gr4" draw:text-style-name="P10" svg:width="0.097cm" svg:height="0.421cm" svg:x="3.286cm" svg:y="0.542cm" svg:viewBox="0 0 98 422" svg:d="M98 211c0-34-4-84-28-132-26-51-62-79-65-79s-5 2-5 5c0 1 0 2 8 9 41 42 65 108 65 197 0 72-15 146-67 199-6 5-6 6-6 7 0 3 2 5 5 5s42-29 67-83c20-46 26-93 26-128z"><text:p/></draw:path><draw:path draw:style-name="gr4" draw:text-style-name="P10" svg:width="0.203cm" svg:height="0.203cm" svg:x="3.581cm" svg:y="0.651cm" svg:viewBox="0 0 204 204" svg:d="M103 90c-29-28-56-56-85-84-5-5-6-6-8-6-5 0-10 4-10 8s1 4 6 9c28 29 56 56 84 85-28 28-56 56-84 84-5 5-6 6-6 9 0 4 5 9 10 9 2 0 3-1 8-6 28-28 56-56 84-84 29 29 59 57 88 86 1 1 3 4 6 4 4 0 8-5 8-9 0-1 0-3-1-4 0-2-67-67-89-89 26-25 52-52 78-77 1-2 8-8 10-11 1-1 2-2 2-6s-4-8-8-8-5 2-10 7c-28 28-55 55-83 83z"><text:p/></draw:path><draw:path draw:style-name="gr4" draw:text-style-name="P10" svg:width="0.174cm" svg:height="0.288cm" svg:x="3.96cm" svg:y="0.579cm" svg:viewBox="0 0 175 289" svg:d="M104 132c35-11 59-41 59-74 0-35-37-58-77-58-43 0-75 25-75 58 0 13 9 21 21 21 14 0 22-9 22-21 0-22-19-22-26-22 13-20 42-25 56-25 18 0 41 8 41 47 0 4-1 28-12 48-12 20-27 21-37 21-4 1-14 1-17 1-4 2-6 2-6 5 0 5 2 5 9 5 6 0 14 0 20 0 34 0 50 29 50 71 0 56-30 69-48 69s-50-7-65-32c15 2 28-7 28-23s-11-24-23-24c-11 0-24 6-24 24 0 38 40 66 85 66 52 0 90-38 90-80 0-35-26-69-71-77z"><text:p/></draw:path></draw:g></draw:g></text:p>
      <text:p text:style-name="P4"/>
      <text:p text:style-name="P5">On obtient : <draw:g text:anchor-type="as-char" svg:y="-0.504cm" draw:z-index="2" draw:name="Forme3" draw:style-name="gr1"><svg:title>TexMaths</svg:title><svg:desc>12§latex§$$
\left\{
    \begin{array}{ll}
        6x+10y=14 \\
        6x+30y=30
    \end{array}
\right.
$$§svg§600§FALSE§</svg:desc><draw:g draw:style-name="gr2"><draw:path draw:style-name="gr3" draw:text-style-name="P9" svg:width="3.065cm" svg:height="0.964cm" svg:x="-0.001cm" svg:y="0.021cm" svg:viewBox="0 0 3066 965" svg:d="M0 0c1021 0 2044 0 3066 0 0 321 0 644 0 965-1022 0-2045 0-3066 0 0-321 0-644 0-965z"><text:p/></draw:path><draw:path draw:style-name="gr4" draw:text-style-name="P10" svg:width="0.204cm" svg:height="1.007cm" svg:x="0.032cm" svg:y="0cm" svg:viewBox="0 0 205 1008" svg:d="M120 643c0-21 0-52-26-85-17-22-41-41-70-53 83-40 96-100 96-124 0-81 0-163 0-243 0-25 0-79 82-120 3-1 3-2 3-8 0-10 0-10-9-10-6 0-6 0-17 5-42 20-84 54-93 105-1 9-1 12-1 41 0 65 0 130 0 194 0 14 0 35 0 40-5 44-30 83-78 109-7 4-7 4-7 11 0 6 0 6 6 9 29 16 70 46 78 99 1 9 1 11 1 15 0 84 0 167 0 250 0 61 42 101 95 126 8 4 10 4 16 4 9 0 9 0 9-9 0-6 0-7-3-8-17-9-72-36-81-98-1-6-1-10-1-36 0-70 0-142 0-214z"><text:p/></draw:path><draw:path draw:style-name="gr4" draw:text-style-name="P10" svg:width="0.174cm" svg:height="0.289cm" svg:x="0.522cm" svg:y="0.073cm" svg:viewBox="0 0 175 290" svg:d="M38 143c0-4 0-7 0-11 0-107 52-121 74-121 9 0 27 2 37 17-6 0-23 0-23 19 0 13 10 19 19 19 6 0 19-4 19-20 0-26-18-46-54-46-54 0-110 54-110 147 0 113 49 143 88 143 46 0 87-39 87-96 0-52-38-93-85-93-28 0-43 21-52 42zM88 278c-27 0-39-25-41-32-9-19-9-53-9-60 0-34 15-76 52-76 7 0 26 0 40 27 7 15 7 37 7 57 0 21 0 41-7 57-12 25-33 27-42 27z"><text:p/></draw:path><draw:path draw:style-name="gr4" draw:text-style-name="P10" svg:width="0.209cm" svg:height="0.19cm" svg:x="0.727cm" svg:y="0.169cm" svg:viewBox="0 0 210 191" svg:d="M128 59c3-11 12-51 42-51 3 0 12 0 22 6-12 3-20 14-20 23 0 7 4 15 15 15 10 0 23-8 23-24 0-22-25-28-40-28-24 0-38 22-44 31-10-27-32-31-44-31-45 0-69 54-69 65 0 3 4 3 5 3 4 0 5 0 6-4 14-45 42-56 56-56 9 0 23 5 23 29 0 13-7 41-23 100-7 26-21 44-40 44-3 0-12 0-21-6 11-1 19-11 19-23 0-10-8-14-15-14-12 0-23 11-23 25 0 19 22 28 40 28 27 0 43-30 44-33 5 16 20 33 46 33 43 0 67-55 67-65 0-5-4-5-5-5-4 0-5 3-6 5-13 45-42 55-55 55-17 0-24-13-24-28 0-9 2-19 7-37 5-19 10-38 14-57z"><text:p/></draw:path><draw:path draw:style-name="gr4" draw:text-style-name="P10" svg:width="0.28cm" svg:height="0.28cm" svg:x="1.073cm" svg:y="0.109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4" draw:text-style-name="P10" svg:width="0.138cm" svg:height="0.28cm" svg:x="1.509cm" svg:y="0.073cm" svg:viewBox="0 0 139 281" svg:d="M86 11c0-10 0-11-9-11-25 28-63 28-77 28 0 3 0 8 0 12 8 0 34 0 55-11 0 73 0 145 0 218 0 16-1 20-38 20-5 0-9 0-13 0 0 4 0 9 0 14 14-2 50-2 67-2s54 0 68 2c0-5 0-10 0-14-5 0-8 0-13 0-38 0-40-4-40-20 0-79 0-157 0-236z"><text:p/></draw:path><draw:path draw:style-name="gr4" draw:text-style-name="P10" svg:width="0.175cm" svg:height="0.289cm" svg:x="1.698cm" svg:y="0.073cm" svg:viewBox="0 0 176 290" svg:d="M176 146c0-34-1-68-16-99-20-40-54-47-71-47-25 0-57 11-73 50-15 29-16 62-16 96 0 31 1 69 18 101 18 35 49 43 70 43 22 0 55-9 73-49 14-29 15-62 15-95zM88 281c-16 0-41-11-48-52-5-25-5-64-5-89 0-26 0-54 2-76 9-51 41-54 51-54 14 0 42 7 50 49 4 24 4 55 4 81 0 33 0 60-5 88-6 39-30 53-49 53z"><text:p/></draw:path><draw:path draw:style-name="gr4" draw:text-style-name="P10" svg:width="0.193cm" svg:height="0.271cm" svg:x="1.905cm" svg:y="0.169cm" svg:viewBox="0 0 194 272" svg:d="M192 25c2-6 2-7 2-9 0-8-6-11-13-11-3 0-11 2-14 8-1 3-4 16-6 23-3 11-6 22-9 34-6 25-13 50-19 75-1 6-19 36-47 36-21 0-26-18-26-34 0-20 7-45 22-82 6-18 8-23 8-31 0-18-13-34-35-34-39 0-55 61-55 65 0 3 4 3 5 3 3 0 5 0 7-7 11-39 28-53 42-53 4 0 11 0 11 15 0 9-5 21-7 29-17 44-26 68-26 88 0 37 28 51 52 51 17 0 31-8 43-20-6 22-11 42-27 65-11 15-28 27-47 27-6 0-24-2-31-18 6 0 12 0 18-5 3-4 8-10 8-17 0-13-12-16-16-16-9 0-24 8-24 28 0 22 20 37 45 37 43 0 87-38 99-86 14-54 27-107 40-161z"><text:p/></draw:path><draw:path draw:style-name="gr4" draw:text-style-name="P10" svg:width="0.279cm" svg:height="0.097cm" svg:x="2.255cm" svg:y="0.199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0" svg:width="0.138cm" svg:height="0.28cm" svg:x="2.714cm" svg:y="0.073cm" svg:viewBox="0 0 139 281" svg:d="M86 11c0-10 0-11-9-11-27 28-64 28-77 28 0 3 0 8 0 12 8 0 34 0 55-11 0 73 0 145 0 218 0 16-1 20-39 20-5 0-9 0-14 0 0 4 0 9 0 14 16-2 52-2 69-2s54 0 68 2c0-5 0-10 0-14-5 0-8 0-13 0-38 0-40-4-40-20 0-79 0-157 0-236z"><text:p/></draw:path><draw:path draw:style-name="gr4" draw:text-style-name="P10" svg:width="0.186cm" svg:height="0.284cm" svg:x="2.899cm" svg:y="0.07cm" svg:viewBox="0 0 187 285" svg:d="M113 216c0 12 0 24 0 36 0 15-1 20-33 20-2 0-6 0-8 0 0 4 0 9 0 13 17-1 38-1 56-1s41 0 58 1c0-4 0-9 0-13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4" draw:text-style-name="P10" svg:width="0.174cm" svg:height="0.289cm" svg:x="0.522cm" svg:y="0.578cm" svg:viewBox="0 0 175 290" svg:d="M38 143c0-4 0-7 0-11 0-106 52-121 74-121 9 0 27 2 37 17-6 0-23 0-23 19 0 13 10 19 19 19 6 0 19-4 19-20 0-26-18-46-54-46-54 0-110 55-110 147 0 113 49 143 88 143 46 0 87-39 87-96 0-52-38-93-85-93-28 0-43 21-52 42zM88 278c-27 0-39-25-41-31-9-20-9-54-9-61 0-34 15-76 52-76 7 0 26 0 40 27 7 15 7 37 7 57 0 21 0 41-7 57-12 25-33 27-42 27z"><text:p/></draw:path><draw:path draw:style-name="gr4" draw:text-style-name="P10" svg:width="0.209cm" svg:height="0.19cm" svg:x="0.727cm" svg:y="0.671cm" svg:viewBox="0 0 210 191" svg:d="M128 59c3-11 12-49 42-49 3 0 12 0 22 4-12 3-20 14-20 23 0 7 4 15 15 15 10 0 23-8 23-24 0-22-25-28-40-28-24 0-38 22-44 32-10-28-32-32-44-32-45 0-69 54-69 65 0 3 4 3 5 3 4 0 5 0 6-3 14-46 42-55 56-55 9 0 23 3 23 27 0 13-7 42-23 101-7 25-21 43-40 43-3 0-12 0-21-5 11-2 19-12 19-23s-8-15-15-15c-12 0-23 11-23 25 0 19 22 28 40 28 27 0 43-30 44-33 5 16 20 33 46 33 43 0 67-54 67-65 0-5-4-5-5-5-4 0-5 3-6 5-13 45-42 55-55 55-17 0-24-13-24-28 0-9 2-17 7-37 5-19 10-38 14-57z"><text:p/></draw:path><draw:path draw:style-name="gr4" draw:text-style-name="P10" svg:width="0.28cm" svg:height="0.28cm" svg:x="1.073cm" svg:y="0.611cm" svg:viewBox="0 0 281 281" svg:d="M149 149c39 0 79 0 119 0 4 0 13 0 13-9 0-8-9-8-13-8-40 0-80 0-119 0 0-40 0-78 0-118 0-6 0-14-9-14-8 0-8 8-8 14 0 40 0 78 0 118-40 0-78 0-118 0-6 0-14 0-14 8 0 9 8 9 14 9 40 0 78 0 118 0 0 39 0 79 0 118 0 5 0 14 8 14 9 0 9-9 9-14 0-39 0-79 0-118z"><text:p/></draw:path><draw:path draw:style-name="gr4" draw:text-style-name="P10" svg:width="0.174cm" svg:height="0.289cm" svg:x="1.49cm" svg:y="0.578cm" svg:viewBox="0 0 175 290" svg:d="M104 132c35-11 59-41 59-73 0-35-37-59-77-59-43 0-75 25-75 58 0 14 9 21 21 21 14 0 22-8 22-21 0-21-19-21-26-21 13-20 42-26 56-26 18 0 41 9 41 47 0 6-1 30-12 48-12 20-27 21-37 22-4 0-14 2-17 2-4 0-6 0-6 4 0 5 2 5 9 5 6 0 14 0 20 0 34 0 50 29 50 70 0 57-30 69-48 69s-50-7-65-32c15 2 28-7 28-23s-11-24-23-24c-11 0-24 6-24 25 0 39 40 66 85 66 52 0 90-38 90-81 0-35-26-67-71-77z"><text:p/></draw:path><draw:path draw:style-name="gr4" draw:text-style-name="P10" svg:width="0.175cm" svg:height="0.289cm" svg:x="1.698cm" svg:y="0.578cm" svg:viewBox="0 0 176 290" svg:d="M176 146c0-33-1-67-16-98-20-41-54-48-71-48-25 0-57 11-73 50-15 29-16 63-16 96 0 31 1 70 18 101 18 35 49 43 70 43 22 0 55-9 73-49 14-29 15-62 15-95zM88 281c-16 0-41-11-48-51-5-26-5-65-5-90 0-26 0-54 2-76 9-51 41-54 51-54 14 0 42 7 50 49 4 24 4 55 4 81 0 33 0 61-5 88-6 39-30 53-49 53z"><text:p/></draw:path><draw:path draw:style-name="gr4" draw:text-style-name="P10" svg:width="0.193cm" svg:height="0.271cm" svg:x="1.905cm" svg:y="0.671cm" svg:viewBox="0 0 194 272" svg:d="M192 25c2-6 2-6 2-9 0-8-6-11-13-11-3 0-11 2-14 8-1 3-4 16-6 23-3 11-6 23-9 34-6 25-13 50-19 75-1 7-19 36-47 36-21 0-26-18-26-34 0-19 7-45 22-82 6-17 8-22 8-30 0-19-13-35-35-35-39 0-55 61-55 65 0 3 4 3 5 3 3 0 5 0 7-7 11-39 28-51 42-51 4 0 11 0 11 13 0 11-5 21-7 29-17 45-26 69-26 88 0 37 28 51 52 51 17 0 31-8 43-20-6 22-11 44-27 65-11 15-28 27-47 27-6 0-24-2-31-18 6 0 12 0 18-5 3-4 8-9 8-17 0-13-12-14-16-14-9 0-24 6-24 26 0 22 20 37 45 37 43 0 87-38 99-86 14-54 27-107 40-161z"><text:p/></draw:path><draw:path draw:style-name="gr4" draw:text-style-name="P10" svg:width="0.279cm" svg:height="0.097cm" svg:x="2.255cm" svg:y="0.702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0" svg:width="0.173cm" svg:height="0.289cm" svg:x="2.695cm" svg:y="0.578cm" svg:viewBox="0 0 174 290" svg:d="M104 132c35-11 59-41 59-73 0-35-37-59-78-59-42 0-74 25-74 58 0 14 9 21 21 21 14 0 22-8 22-21 0-21-20-21-26-21 13-20 40-26 56-26 17 0 41 9 41 47 0 6-1 30-12 48-13 20-28 21-39 22-2 0-13 2-15 2-4 0-6 0-6 4 0 5 2 5 9 5 6 0 12 0 18 0 35 0 51 29 51 70 0 57-29 69-47 69-19 0-50-7-65-32 15 2 28-7 28-23s-12-24-24-24c-10 0-23 6-23 25 0 39 38 66 85 66 51 0 89-38 89-81 0-35-26-67-70-77z"><text:p/></draw:path><draw:path draw:style-name="gr4" draw:text-style-name="P10" svg:width="0.177cm" svg:height="0.289cm" svg:x="2.904cm" svg:y="0.578cm" svg:viewBox="0 0 178 290" svg:d="M178 146c0-33-3-67-17-98-19-41-54-48-72-48-25 0-55 11-73 50-14 29-16 63-16 96 0 31 2 70 19 101 18 35 49 43 70 43 23 0 55-9 73-49 13-29 16-62 16-95zM89 281c-17 0-41-11-49-51-5-26-5-65-5-90 0-26 0-54 3-76 9-51 40-54 51-54 14 0 42 7 49 49 5 24 5 55 5 81 0 33 0 61-5 88-6 39-30 53-49 53z"><text:p/></draw:path></draw:g></draw:g></text:p>
      <text:p text:style-name="P5"/>
      <text:p text:style-name="P5"><text:span text:style-name="T1">2. </text:span>On peut maintenant soustraire pour n’avoir plus qu’une seule inconnue,y, dans une des équations</text:p>
      <text:p text:style-name="P5"/>
      <text:p text:style-name="P8">On obtient : <draw:g text:anchor-type="as-char" svg:y="-0.506cm" draw:z-index="3" draw:name="Forme4" draw:style-name="gr1"><svg:title>TexMaths</svg:title><svg:desc>12§latex§$$
\left\{
    \begin{array}{ll}
        6x-6x+10y-30y=14-30 \\
        6x+30y=30
    \end{array}
\right.
$$§svg§600§FALSE§</svg:desc><draw:g draw:style-name="gr2"><draw:path draw:style-name="gr3" draw:text-style-name="P9" svg:width="6.123cm" svg:height="0.966cm" svg:x="-0.001cm" svg:y="0.02cm" svg:viewBox="0 0 6124 967" svg:d="M3063 967c-1022 0-2042 0-3063 0 0-323 0-644 0-967 2041 0 4083 0 6124 0 0 323 0 644 0 967-1020 0-2041 0-3061 0z"><text:p/></draw:path><draw:path draw:style-name="gr4" draw:text-style-name="P10" svg:width="0.204cm" svg:height="1.009cm" svg:x="0.032cm" svg:y="-0.001cm" svg:viewBox="0 0 205 1010" svg:d="M120 643c0-19 0-51-26-85-16-21-40-39-70-52 83-40 96-101 96-125 0-81 0-162 0-242 0-26 0-80 83-121 2-1 2-2 2-8 0-9 0-10-8-10-6 0-7 0-18 5-42 21-83 54-93 105-1 9-1 12-1 41 0 65 0 130 0 194 0 14 0 35 0 40-3 44-30 83-78 109-6 4-7 5-7 11 0 7 1 8 7 11 28 14 69 45 77 98 1 10 1 10 1 14 0 84 0 168 0 251 0 61 42 101 95 126 10 5 10 5 17 5 8 0 8 0 8-10 0-7 0-7-3-9-17-9-72-36-81-96-1-6-1-11-1-36 0-72 0-144 0-216z"><text:p/></draw:path><draw:path draw:style-name="gr4" draw:text-style-name="P10" svg:width="0.174cm" svg:height="0.289cm" svg:x="0.522cm" svg:y="0.072cm" svg:viewBox="0 0 175 290" svg:d="M38 143c0-4 0-6 0-10 0-107 52-122 74-122 10 0 27 2 37 17-6 0-23 0-23 19 0 13 10 19 19 19 7 0 19-4 19-20 0-26-18-46-52-46-54 0-112 55-112 147 0 113 49 143 89 143 47 0 86-39 86-95 0-53-37-94-84-94-29 0-44 21-53 42zM89 278c-28 0-40-25-42-31-7-20-7-54-7-61 0-34 13-76 50-76 7 0 26 0 40 27 7 15 7 37 7 57 0 21 0 42-7 57-12 25-32 27-41 27z"><text:p/></draw:path><draw:path draw:style-name="gr4" draw:text-style-name="P10" svg:width="0.209cm" svg:height="0.19cm" svg:x="0.727cm" svg:y="0.166cm" svg:viewBox="0 0 210 191" svg:d="M128 59c4-11 14-49 42-49 3 0 12 0 22 4-12 3-20 14-20 23 0 7 4 16 15 16 10 0 23-9 23-25 0-22-24-28-38-28-26 0-40 23-45 32-11-27-33-32-45-32-45 0-69 54-69 65 0 5 4 3 5 5 4 0 5-2 6-5 14-45 42-55 56-55 9 0 23 3 23 27 0 13-7 42-23 101-7 26-21 43-39 43-3 0-13 0-22-5 11-2 21-11 21-23 0-11-10-14-16-14-13 0-24 11-24 24 0 19 22 28 40 28 28 0 43-29 44-33 5 16 20 33 46 33 43 0 67-54 67-65 0-4-4-4-5-4-4 0-5 2-5 4-14 45-43 55-56 55-17 0-23-13-23-28 0-9 2-17 7-37 5-19 9-38 13-57z"><text:p/></draw:path><draw:path draw:style-name="gr4" draw:text-style-name="P10" svg:width="0.257cm" svg:height="0.016cm" svg:x="1.085cm" svg:y="0.238cm" svg:viewBox="0 0 258 17" svg:d="M244 17c7 0 14 0 14-9 0-8-7-8-14-8-77 0-153 0-230 0-7 0-14 0-14 8 0 9 7 9 14 9 77 0 153 0 230 0z"><text:p/></draw:path><draw:path draw:style-name="gr4" draw:text-style-name="P10" svg:width="0.174cm" svg:height="0.289cm" svg:x="1.489cm" svg:y="0.072cm" svg:viewBox="0 0 175 290" svg:d="M38 143c0-4 0-6 0-10 0-107 52-122 74-122 10 0 27 2 37 17-6 0-23 0-23 19 0 13 10 19 19 19 7 0 19-4 19-20 0-26-18-46-52-46-54 0-112 55-112 147 0 113 49 143 89 143 47 0 86-39 86-95 0-53-37-94-84-94-29 0-44 21-53 42zM89 278c-28 0-40-25-42-31-9-20-9-54-9-61 0-34 15-76 52-76 7 0 26 0 40 27 7 15 7 37 7 57 0 21 0 42-7 57-12 25-32 27-41 27z"><text:p/></draw:path><draw:path draw:style-name="gr4" draw:text-style-name="P10" svg:width="0.209cm" svg:height="0.19cm" svg:x="1.695cm" svg:y="0.166cm" svg:viewBox="0 0 210 191" svg:d="M128 59c4-11 14-49 42-49 3 0 12 0 22 4-12 3-20 14-20 23 0 7 4 16 15 16 10 0 23-9 23-25 0-22-25-28-38-28-26 0-40 23-45 32-11-27-33-32-45-32-45 0-69 54-69 65 0 5 4 3 5 5 4 0 5-2 6-5 14-45 42-55 56-55 9 0 23 3 23 27 0 13-7 42-23 101-7 26-21 43-39 43-4 0-13 0-22-5 11-2 21-11 21-23 0-11-10-14-16-14-13 0-24 11-24 24 0 19 22 28 40 28 27 0 43-29 44-33 5 16 20 33 46 33 43 0 67-54 67-65 0-4-4-4-5-4-4 0-5 2-5 4-14 45-43 55-56 55-17 0-24-13-24-28 0-9 3-17 7-37 5-19 10-38 14-57z"><text:p/></draw:path><draw:path draw:style-name="gr4" draw:text-style-name="P10" svg:width="0.279cm" svg:height="0.28cm" svg:x="2.041cm" svg:y="0.108cm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0" svg:width="0.138cm" svg:height="0.28cm" svg:x="2.477cm" svg:y="0.072cm" svg:viewBox="0 0 139 281" svg:d="M86 11c0-10 0-11-9-11-27 28-64 28-77 28 0 4 0 8 0 13 8 0 32 0 55-11 0 72 0 144 0 217 0 16-1 20-39 20-5 0-9 0-14 0 0 4 0 9 0 14 15-2 52-2 69-2s53 0 68 2c0-5 0-10 0-14-5 0-9 0-14 0-37 0-39-4-39-20 0-79 0-157 0-236z"><text:p/></draw:path><draw:path draw:style-name="gr4" draw:text-style-name="P10" svg:width="0.177cm" svg:height="0.289cm" svg:x="2.667cm" svg:y="0.072cm" svg:viewBox="0 0 178 290" svg:d="M178 146c0-33-3-67-17-98-21-41-54-48-72-48-25 0-57 11-73 50-15 29-16 63-16 96 0 31 1 70 18 101 19 35 49 43 70 43 22 0 55-8 74-49 13-29 16-61 16-95zM88 281c-16 0-41-11-48-51-5-25-5-65-5-88 0-28 0-56 3-78 8-51 40-54 50-54 14 0 42 7 50 49 4 24 4 56 4 83 0 31 0 59-4 86-7 41-31 53-50 53z"><text:p/></draw:path><draw:path draw:style-name="gr4" draw:text-style-name="P10" svg:width="0.193cm" svg:height="0.271cm" svg:x="2.873cm" svg:y="0.166cm" svg:viewBox="0 0 194 272" svg:d="M192 25c2-5 2-6 2-9 0-8-6-11-12-11-4 0-12 2-15 8 0 3-4 16-6 23-3 11-6 23-9 34-6 25-12 51-18 76-2 6-20 35-48 35-21 0-26-18-26-34 0-19 7-45 22-82 7-17 8-22 8-30 0-19-13-35-35-35-39 0-55 61-55 65 0 5 4 5 5 5 5 0 5-2 7-9 11-39 28-51 42-51 4 0 11 0 11 13 0 11-5 21-7 30-17 44-24 68-24 87 0 39 26 51 50 51 17 0 31-8 43-20-6 23-11 44-27 65-11 15-27 28-47 28-5 0-24-3-31-18 6 0 12 0 18-5 3-5 8-10 8-18 0-13-12-14-16-14-9 0-24 6-24 27s20 36 45 36c44 0 87-38 99-85 14-54 27-108 40-162z"><text:p/></draw:path><draw:path draw:style-name="gr4" draw:text-style-name="P10" svg:width="0.256cm" svg:height="0.016cm" svg:x="3.21cm" svg:y="0.238cm" svg:viewBox="0 0 257 17" svg:d="M242 17c8 0 15 0 15-9 0-8-7-8-15-8-75 0-152 0-228 0-7 0-14 0-14 8 0 9 7 9 14 9 76 0 153 0 228 0z"><text:p/></draw:path><draw:path draw:style-name="gr4" draw:text-style-name="P10" svg:width="0.174cm" svg:height="0.289cm" svg:x="3.615cm" svg:y="0.072cm" svg:viewBox="0 0 175 290" svg:d="M104 133c35-12 59-41 59-74 0-35-37-59-78-59-42 0-74 25-74 58 0 14 9 21 21 21 14 0 22-8 22-21 0-21-19-21-26-21 13-20 40-26 56-26 17 0 41 9 41 47 0 6-1 30-12 48-13 20-28 21-37 22-4 0-15 2-17 2-4 0-6 1-6 4 0 5 2 5 9 5 6 0 14 0 20 0 33 0 49 29 49 70 0 57-29 69-47 69s-50-7-65-32c15 2 28-7 28-23s-11-24-24-24c-10 0-23 6-23 25 0 39 38 66 85 66 52 0 90-38 90-81 0-35-27-67-71-76z"><text:p/></draw:path><draw:path draw:style-name="gr4" draw:text-style-name="P10" svg:width="0.177cm" svg:height="0.289cm" svg:x="3.824cm" svg:y="0.072cm" svg:viewBox="0 0 178 290" svg:d="M178 146c0-33-2-67-17-98-19-41-54-48-72-48-25 0-55 11-73 50-14 29-16 63-16 96 0 31 2 70 19 101 18 35 49 43 70 43 23 0 55-8 73-49 14-29 16-61 16-95zM89 281c-17 0-41-11-49-51-4-25-4-65-4-88 0-28 0-56 2-78 9-51 40-54 51-54 14 0 42 7 50 49 4 24 4 56 4 83 0 31 0 59-5 86-6 41-30 53-49 53z"><text:p/></draw:path><draw:path draw:style-name="gr4" draw:text-style-name="P10" svg:width="0.192cm" svg:height="0.271cm" svg:x="4.031cm" svg:y="0.166cm" svg:viewBox="0 0 193 272" svg:d="M192 25c1-5 1-6 1-9 0-8-5-11-12-11-3 0-11 2-14 8-1 3-5 16-6 23-3 11-6 23-9 34-6 25-13 51-19 76-1 6-19 35-47 35-21 0-26-18-26-34 0-19 7-45 22-82 6-17 8-22 8-30 0-19-14-35-35-35-39 0-55 61-55 65 0 5 4 5 5 5 3 0 5-2 6-9 12-39 29-51 43-51 4 0 11 0 11 13 0 11-5 21-7 30-17 44-26 68-26 87 0 39 27 51 52 51 17 0 31-8 43-20-6 23-11 44-27 65-11 15-28 28-47 28-6 0-25-3-33-18 8 0 14 0 20-5 3-5 8-10 8-18 0-13-12-14-16-14-10 0-24 6-24 27s18 36 45 36c43 0 87-38 98-85 13-54 28-108 41-162z"><text:p/></draw:path><draw:path draw:style-name="gr4" draw:text-style-name="P10" svg:width="0.28cm" svg:height="0.099cm" svg:x="4.381cm" svg:y="0.199cm" svg:viewBox="0 0 281 100" svg:d="M266 17c6 0 15 0 15-9 0-8-9-8-13-8-84 0-170 0-254 0-6 0-14 0-14 8 0 9 8 9 14 9 84 0 168 0 252 0zM268 100c4 0 13 0 13-9s-9-9-15-9c-84 0-168 0-252 0-6 0-14 0-14 9s8 9 14 9c84 0 170 0 254 0z"><text:p/></draw:path><draw:path draw:style-name="gr4" draw:text-style-name="P10" svg:width="0.138cm" svg:height="0.28cm" svg:x="4.84cm" svg:y="0.072cm" svg:viewBox="0 0 139 281" svg:d="M86 11c0-10 0-11-9-11-27 28-64 28-77 28 0 4 0 8 0 13 8 0 34 0 55-11 0 72 0 144 0 217 0 16-1 20-39 20-5 0-9 0-14 0 0 4 0 9 0 14 15-2 52-2 69-2s54 0 68 2c0-5 0-10 0-14-5 0-8 0-13 0-38 0-40-4-40-20 0-79 0-157 0-236z"><text:p/></draw:path><draw:path draw:style-name="gr4" draw:text-style-name="P10" svg:width="0.186cm" svg:height="0.284cm" svg:x="5.025cm" svg:y="0.067cm" svg:viewBox="0 0 187 285" svg:d="M113 216c0 12 0 24 0 37 0 14-1 19-33 19-2 0-6 0-8 0 0 4 0 9 0 13 17-1 38-1 56-1s40 0 58 1c0-4 0-9 0-13-4 0-6 0-10 0-31 0-31-5-31-19 0-13 0-25 0-37 15 0 28 0 42 0 0-5 0-10 0-13-14 0-27 0-42 0 0-64 0-127 0-191 0-8 0-12-7-12-4 0-5 0-8 6-44 66-87 131-130 197 0 3 0 8 0 13 37 0 76 0 113 0zM115 203c-35 0-68 0-103 0 35-53 68-105 103-157 0 52 0 104 0 157z"><text:p/></draw:path><draw:path draw:style-name="gr4" draw:text-style-name="P10" svg:width="0.257cm" svg:height="0.016cm" svg:x="5.353cm" svg:y="0.238cm" svg:viewBox="0 0 258 17" svg:d="M244 17c7 0 14 0 14-9 0-8-7-8-14-8-76 0-153 0-228 0-8 0-16 0-16 8 0 9 8 9 16 9 75 0 152 0 228 0z"><text:p/></draw:path><draw:path draw:style-name="gr4" draw:text-style-name="P10" svg:width="0.174cm" svg:height="0.289cm" svg:x="5.757cm" svg:y="0.072cm" svg:viewBox="0 0 175 290" svg:d="M104 133c35-12 60-41 60-74 0-35-37-59-78-59-43 0-74 25-74 58 0 14 8 21 22 21 13 0 21-8 21-21 0-21-20-21-26-21 13-20 41-26 55-26 18 0 41 9 41 47 0 6 0 30-12 48-12 20-27 21-37 22-4 0-14 2-17 2s-6 1-6 4c0 5 3 5 11 5 6 0 12 0 18 0 34 0 50 29 50 70 0 57-29 69-48 69-18 0-49-7-65-32 16 2 29-7 29-23s-12-24-24-24c-11 0-24 6-24 25 0 39 40 66 85 66 52 0 90-38 90-81 0-35-26-67-71-76z"><text:p/></draw:path><draw:path draw:style-name="gr4" draw:text-style-name="P10" svg:width="0.177cm" svg:height="0.289cm" svg:x="5.967cm" svg:y="0.072cm" svg:viewBox="0 0 178 290" svg:d="M178 146c0-33-3-67-17-98-19-41-54-48-72-48-25 0-57 11-73 50-14 29-16 63-16 96 0 31 1 70 19 101 18 35 48 43 70 43 23 0 54-8 73-49 13-29 16-61 16-95zM89 281c-17 0-42-11-49-51-5-25-5-65-5-88 0-28 0-56 3-78 9-51 40-54 51-54 13 0 41 7 49 49 5 24 5 56 5 83 0 31 0 59-5 86-7 41-31 53-49 53z"><text:p/></draw:path><draw:path draw:style-name="gr4" draw:text-style-name="P10" svg:width="0.174cm" svg:height="0.288cm" svg:x="0.522cm" svg:y="0.579cm" svg:viewBox="0 0 175 289" svg:d="M38 142c0-4 0-6 0-10 0-107 52-121 74-121 10 0 27 2 37 17-6 0-23 0-23 18 0 13 10 20 19 20 7 0 19-5 19-20 0-26-18-46-52-46-54 0-112 54-112 147 0 112 49 142 89 142 47 0 86-40 86-95 0-54-37-93-84-93-29 0-44 21-53 41zM89 278c-28 0-40-25-42-32-7-19-7-53-7-61 0-33 13-75 50-75 7 0 26 0 40 27 7 15 7 36 7 57s0 41-7 57c-12 25-32 27-41 27z"><text:p/></draw:path><draw:path draw:style-name="gr4" draw:text-style-name="P10" svg:width="0.209cm" svg:height="0.191cm" svg:x="0.727cm" svg:y="0.67cm" svg:viewBox="0 0 210 192" svg:d="M128 60c4-12 14-50 42-50 3 0 12 0 22 6-12 2-20 12-20 22 0 6 4 15 15 15 10 0 23-7 23-24 0-23-24-29-38-29-26 0-40 23-45 32-11-27-33-32-45-32-45 0-69 55-69 66 0 4 4 2 5 4 4 0 5-2 6-5 14-45 42-55 56-55 9 0 23 3 23 28 0 14-7 41-23 100-7 26-21 44-39 44-3 0-13 0-22-6 11-1 21-11 21-23 0-10-10-14-16-14-13 0-24 11-24 24 0 20 22 29 40 29 28 0 43-30 44-33 5 16 20 33 46 33 43 0 67-55 67-66 0-4-4-4-5-4-4 0-5 2-5 5-14 44-43 55-56 55-17 0-23-13-23-27 0-10 2-19 7-37 5-20 9-39 13-58z"><text:p/></draw:path><draw:path draw:style-name="gr4" draw:text-style-name="P10" svg:width="0.279cm" svg:height="0.28cm" svg:x="1.074cm" svg:y="0.611cm" svg:viewBox="0 0 280 281" svg:d="M149 149c39 0 78 0 117 0 6 0 14 0 14-9 0-8-8-8-14-8-39 0-78 0-117 0 0-40 0-78 0-118 0-6 0-14-9-14-8 0-8 8-8 14 0 40 0 78 0 118-40 0-79 0-119 0-6 0-13 0-13 8 0 9 7 9 13 9 40 0 79 0 119 0 0 38 0 78 0 117 0 6 0 15 8 15 9 0 9-9 9-15 0-39 0-79 0-117z"><text:p/></draw:path><draw:path draw:style-name="gr4" draw:text-style-name="P10" svg:width="0.174cm" svg:height="0.288cm" svg:x="1.489cm" svg:y="0.579cm" svg:viewBox="0 0 175 289" svg:d="M104 132c35-11 59-41 59-74 0-35-36-58-77-58-43 0-74 25-74 58 0 13 8 21 22 21 12 0 20-9 20-21 0-22-19-22-25-22 13-20 41-25 55-25 18 0 41 8 41 47 0 4-1 28-12 48-12 20-27 21-37 21-4 1-14 1-17 1-4 2-6 2-6 5 0 5 2 5 9 5 6 0 14 0 20 0 34 0 50 29 50 71 0 56-30 69-48 69s-49-7-65-32c16 2 28-7 28-23s-11-24-23-24c-11 0-24 6-24 24 0 38 40 66 85 66 52 0 90-38 90-80 0-35-26-69-71-77z"><text:p/></draw:path><draw:path draw:style-name="gr4" draw:text-style-name="P10" svg:width="0.177cm" svg:height="0.288cm" svg:x="1.699cm" svg:y="0.579cm" svg:viewBox="0 0 178 289" svg:d="M178 145c0-33-3-67-17-98-21-41-54-47-72-47-25 0-57 11-73 50-15 29-16 62-16 95 0 32 1 70 19 102 18 34 48 42 70 42 23 0 54-8 73-48 13-30 16-62 16-96zM89 281c-17 0-42-11-49-52-5-25-5-64-5-89 0-26 0-55 3-78 8-49 40-52 51-52 13 0 41 7 49 49 5 23 5 55 5 81 0 31 0 60-5 88-7 39-31 53-49 53z"><text:p/></draw:path><draw:path draw:style-name="gr4" draw:text-style-name="P10" svg:width="0.193cm" svg:height="0.272cm" svg:x="1.906cm" svg:y="0.67cm" svg:viewBox="0 0 194 273" svg:d="M192 26c2-6 2-7 2-9 0-9-6-12-12-12-4 0-10 2-15 9 0 2-4 15-6 23-3 11-5 22-9 34-6 25-12 50-18 75-2 6-20 36-48 36-21 0-26-19-26-35 0-19 7-45 22-81 7-18 8-23 8-31 0-19-13-35-35-35-39 0-55 61-55 66 0 4 4 4 5 4 5 0 5-2 7-8 11-39 28-52 42-52 4 0 11 0 11 13 0 11-4 21-7 30-17 44-24 68-24 89 0 37 26 50 51 50 16 0 30-7 42-19-6 21-11 42-27 64-11 15-27 27-46 27-6 0-25-1-32-18 6 0 12 0 18-5 3-4 8-10 8-17 0-13-12-15-16-15-9 0-24 7-24 27 0 22 20 37 46 37 43 0 86-38 98-86 14-54 27-107 40-161z"><text:p/></draw:path><draw:path draw:style-name="gr4" draw:text-style-name="P10" svg:width="0.28cm" svg:height="0.097cm" svg:x="2.256cm" svg:y="0.704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10" svg:width="0.174cm" svg:height="0.288cm" svg:x="2.696cm" svg:y="0.579cm" svg:viewBox="0 0 175 289" svg:d="M104 132c35-11 59-41 59-74 0-35-37-58-77-58-43 0-75 25-75 58 0 13 9 21 21 21 14 0 22-9 22-21 0-22-19-22-26-22 13-20 40-25 56-25 18 0 41 8 41 47 0 4-1 28-12 48-13 20-27 21-37 21-4 1-15 1-17 1-4 2-6 2-6 5 0 5 2 5 9 5 6 0 14 0 20 0 33 0 49 29 49 71 0 56-29 69-47 69s-50-7-65-32c15 2 28-7 28-23s-11-24-23-24c-11 0-24 6-24 24 0 38 40 66 85 66 52 0 90-38 90-80 0-35-26-69-71-77z"><text:p/></draw:path><draw:path draw:style-name="gr4" draw:text-style-name="P10" svg:width="0.177cm" svg:height="0.288cm" svg:x="2.904cm" svg:y="0.579cm" svg:viewBox="0 0 178 289" svg:d="M178 145c0-33-2-67-17-98-19-41-54-47-71-47-25 0-56 11-74 50-14 29-16 62-16 95 0 32 2 70 19 102 18 34 49 42 70 42 23 0 55-8 73-48 14-30 16-62 16-96zM89 281c-16 0-41-11-49-52-4-25-4-64-4-89 0-26 0-55 2-78 9-49 40-52 51-52 14 0 42 7 50 49 4 23 4 55 4 81 0 31 0 60-5 88-6 39-30 53-49 53z"><text:p/></draw:path></draw:g></draw:g><text:s text:c="2"/></text:p>
      <text:p text:style-name="P8"/>
      <text:p text:style-name="P8"><text:span text:style-name="T1"><text:s text:c="11"/>puis</text:span> <text:s/><draw:g text:anchor-type="as-char" svg:y="-0.506cm" draw:z-index="4" draw:name="Forme5" draw:style-name="gr1"><svg:title>TexMaths</svg:title><svg:desc>12§latex§$$
\left\{
    \begin{array}{ll}
        -20y=-16 \\
        6x+30y=30
    \end{array}
\right.
$$§svg§600§FALSE§</svg:desc><draw:g draw:style-name="gr2"><draw:path draw:style-name="gr3" draw:text-style-name="P9" svg:width="3.059cm" svg:height="0.966cm" svg:x="-0.001cm" svg:y="0.02cm" svg:viewBox="0 0 3060 967" svg:d="M1530 967c-510 0-1020 0-1530 0 0-323 0-644 0-967 1020 0 2040 0 3060 0 0 323 0 644 0 967-510 0-1020 0-1530 0z"><text:p/></draw:path><draw:path draw:style-name="gr4" draw:text-style-name="P10" svg:width="0.204cm" svg:height="1.009cm" svg:x="0.032cm" svg:y="-0.001cm" svg:viewBox="0 0 205 1010" svg:d="M120 643c0-19 0-51-26-85-16-21-40-39-70-52 83-40 96-101 96-125 0-81 0-162 0-242 0-26 0-80 83-121 2-1 2-2 2-8 0-9 0-10-8-10-6 0-7 0-18 5-42 21-83 54-93 105-1 9-1 12-1 41 0 65 0 130 0 194 0 14 0 35 0 40-3 44-30 83-78 109-6 4-7 5-7 11 0 7 1 8 7 11 28 14 69 45 77 98 1 10 1 10 1 14 0 84 0 168 0 251 0 61 42 101 95 126 10 5 10 5 17 5 8 0 8 0 8-10 0-7 0-7-3-9-17-9-72-36-81-96-1-6-1-11-1-36 0-72 0-144 0-216z"><text:p/></draw:path><draw:path draw:style-name="gr4" draw:text-style-name="P10" svg:width="0.257cm" svg:height="0.016cm" svg:x="0.539cm" svg:y="0.238cm" svg:viewBox="0 0 258 17" svg:d="M244 17c7 0 14 0 14-9 0-8-7-8-14-8-76 0-153 0-228 0-8 0-16 0-16 8 0 9 8 9 16 9 75 0 152 0 228 0z"><text:p/></draw:path><draw:path draw:style-name="gr4" draw:text-style-name="P10" svg:width="0.167cm" svg:height="0.28cm" svg:x="0.853cm" svg:y="0.072cm" svg:viewBox="0 0 168 281" svg:d="M32 248c15-14 30-29 45-43 66-58 91-80 91-123 0-48-37-82-89-82-48 0-79 40-79 77 0 24 22 24 23 24 7 0 21-6 21-23 0-11-7-22-22-22-3 0-4 0-5 0 9-27 32-43 56-43 39 0 57 35 57 69s-21 67-45 93c-26 30-54 60-80 90-5 5-5 6-5 16 52 0 104 0 156 0 4-26 8-50 12-74-4 0-7 0-11 0-1 14-5 32-8 38-4 3-31 3-41 3-25 0-50 0-76 0z"><text:p/></draw:path><draw:path draw:style-name="gr4" draw:text-style-name="P10" svg:width="0.177cm" svg:height="0.289cm" svg:x="1.06cm" svg:y="0.072cm" svg:viewBox="0 0 178 290" svg:d="M178 146c0-33-3-67-17-98-19-41-54-48-72-48-25 0-57 11-73 50-14 29-16 63-16 96 0 31 1 70 19 101 18 35 48 43 70 43 23 0 54-8 73-49 13-29 16-61 16-95zM89 281c-17 0-42-11-49-51-5-25-5-65-5-88 0-28 0-56 3-78 9-51 40-54 51-54 13 0 41 7 49 49 5 24 5 56 5 83 0 31 0 59-5 86-7 41-31 53-49 53z"><text:p/></draw:path><draw:path draw:style-name="gr4" draw:text-style-name="P10" svg:width="0.193cm" svg:height="0.271cm" svg:x="1.266cm" svg:y="0.166cm" svg:viewBox="0 0 194 272" svg:d="M193 25c1-5 1-6 1-9 0-8-6-11-12-11-4 0-10 2-15 8 0 3-4 16-5 23-4 11-6 23-8 34-6 25-14 51-20 76-2 6-20 35-48 35-21 0-26-18-26-34 0-19 7-45 22-82 7-17 8-22 8-30 0-19-13-35-35-35-39 0-55 61-55 65 0 5 4 3 5 5 5 0 5-2 7-9 11-39 28-51 42-51 4 0 11 0 11 13 0 11-4 21-7 30-17 44-24 68-24 87 0 39 26 51 51 51 16 0 30-8 42-20-5 23-11 44-27 65-11 15-27 28-46 28-6 0-25-3-32-18 7 0 12 0 18-5 4-5 8-10 8-18 0-13-11-14-16-14-9 0-24 6-24 27s20 36 46 36c43 0 86-38 98-85 14-54 28-108 41-162z"><text:p/></draw:path><draw:path draw:style-name="gr4" draw:text-style-name="P10" svg:width="0.279cm" svg:height="0.099cm" svg:x="1.615cm" svg:y="0.199cm" svg:viewBox="0 0 280 100" svg:d="M266 17c6 0 14 0 14-9 0-8-8-8-14-8-84 0-169 0-253 0-5 0-13 0-13 8 0 9 8 9 14 9 84 0 168 0 252 0zM266 100c6 0 14 0 14-9s-8-9-14-9c-84 0-168 0-252 0-6 0-14 0-14 9s8 9 13 9c84 0 169 0 253 0z"><text:p/></draw:path><draw:path draw:style-name="gr4" draw:text-style-name="P10" svg:width="0.257cm" svg:height="0.016cm" svg:x="2.071cm" svg:y="0.238cm" svg:viewBox="0 0 258 17" svg:d="M244 17c6 0 14 0 14-9 0-8-8-8-14-8-77 0-153 0-230 0-6 0-14 0-14 8 0 9 8 9 14 9 77 0 153 0 230 0z"><text:p/></draw:path><draw:path draw:style-name="gr4" draw:text-style-name="P10" svg:width="0.137cm" svg:height="0.28cm" svg:x="2.402cm" svg:y="0.072cm" svg:viewBox="0 0 138 281" svg:d="M86 11c0-10 0-11-10-11-26 28-63 28-76 28 0 4 0 8 0 13 8 0 32 0 55-11 0 72 0 144 0 217 0 16-2 20-39 20-5 0-9 0-14 0 0 4 0 9 0 14 15-2 51-2 69-2 17 0 53 0 67 2 0-5 0-10 0-14-5 0-8 0-13 0-37 0-39-4-39-20 0-79 0-157 0-236z"><text:p/></draw:path><draw:path draw:style-name="gr4" draw:text-style-name="P10" svg:width="0.173cm" svg:height="0.289cm" svg:x="2.593cm" svg:y="0.072cm" svg:viewBox="0 0 174 290" svg:d="M37 143c0-4 0-6 0-10 0-107 53-122 75-122 9 0 27 2 37 17-7 0-24 0-24 19 0 13 11 19 19 19 7 0 20-4 20-20 0-26-19-46-54-46-54 0-110 55-110 147 0 113 48 143 88 143 46 0 86-39 86-95 0-53-37-94-84-94-29 0-44 21-53 42zM88 278c-27 0-40-25-42-31-8-20-8-54-8-61 0-34 14-76 52-76 6 0 26 0 38 27 9 15 9 37 9 57 0 21 0 42-7 57-14 25-33 27-42 27z"><text:p/></draw:path><draw:path draw:style-name="gr4" draw:text-style-name="P10" svg:width="0.174cm" svg:height="0.288cm" svg:x="0.522cm" svg:y="0.579cm" svg:viewBox="0 0 175 289" svg:d="M38 142c0-4 0-6 0-10 0-107 52-121 74-121 10 0 27 2 37 17-6 0-23 0-23 18 0 13 10 20 19 20 7 0 19-5 19-20 0-26-18-46-54-46-54 0-110 54-110 147 0 112 49 142 88 142 46 0 87-40 87-95 0-54-37-93-84-93-29 0-44 21-53 41zM88 278c-27 0-39-25-41-32-9-19-9-53-9-61 0-33 15-75 52-75 7 0 26 0 40 27 7 15 7 36 7 57s0 41-7 57c-12 25-32 27-42 27z"><text:p/></draw:path><draw:path draw:style-name="gr4" draw:text-style-name="P10" svg:width="0.209cm" svg:height="0.191cm" svg:x="0.727cm" svg:y="0.67cm" svg:viewBox="0 0 210 192" svg:d="M128 60c3-12 12-50 42-50 3 0 12 0 22 6-12 2-20 12-20 22 0 6 4 15 15 15 10 0 23-7 23-24 0-23-25-29-40-29-24 0-38 23-43 32-11-27-33-32-45-32-45 0-69 55-69 66 0 4 4 2 5 4 4 0 5-2 6-5 14-45 42-55 56-55 9 0 23 3 23 28 0 14-7 41-23 100-7 26-21 44-39 44-4 0-13 0-22-6 11-1 19-11 19-23 0-10-8-14-15-14-12 0-23 11-23 24 0 20 22 29 40 29 27 0 43-30 44-33 5 16 20 33 46 33 43 0 67-55 67-66 0-4-4-4-5-4-4 0-5 2-6 5-13 44-42 55-55 55-17 0-24-13-24-27 0-10 2-19 7-37 5-20 10-39 14-58z"><text:p/></draw:path><draw:path draw:style-name="gr4" draw:text-style-name="P10" svg:width="0.28cm" svg:height="0.28cm" svg:x="1.073cm" svg:y="0.61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0" svg:width="0.174cm" svg:height="0.288cm" svg:x="1.489cm" svg:y="0.579cm" svg:viewBox="0 0 175 289" svg:d="M104 132c35-11 59-41 59-74 0-35-37-58-78-58-42 0-74 25-74 58 0 13 9 21 21 21 14 0 22-9 22-21 0-22-19-22-26-22 13-20 40-25 56-25 17 0 41 8 41 47 0 4-1 28-12 48-13 20-28 21-37 21-4 1-15 1-17 1-4 2-6 2-6 5 0 5 2 5 9 5 6 0 14 0 20 0 33 0 49 29 49 71 0 56-29 69-47 69s-50-7-65-32c15 2 28-7 28-23s-11-24-24-24c-10 0-23 6-23 24 0 38 38 66 85 66 52 0 90-38 90-80 0-35-27-69-71-77z"><text:p/></draw:path><draw:path draw:style-name="gr4" draw:text-style-name="P10" svg:width="0.177cm" svg:height="0.288cm" svg:x="1.697cm" svg:y="0.579cm" svg:viewBox="0 0 178 289" svg:d="M178 145c0-33-2-67-17-98-19-41-54-47-71-47-26 0-56 11-74 50-14 29-16 62-16 95 0 32 2 70 19 102 18 34 49 42 70 42 23 0 55-8 73-48 14-30 16-62 16-96zM89 281c-17 0-41-11-49-52-4-25-4-64-4-89 0-26 0-55 2-78 9-49 40-52 51-52 14 0 42 7 50 49 4 23 4 55 4 81 0 31 0 60-5 88-6 39-30 53-49 53z"><text:p/></draw:path><draw:path draw:style-name="gr4" draw:text-style-name="P10" svg:width="0.192cm" svg:height="0.272cm" svg:x="1.904cm" svg:y="0.67cm" svg:viewBox="0 0 193 273" svg:d="M192 26c1-6 1-7 1-9 0-9-5-12-12-12-3 0-11 2-14 9-1 2-5 15-6 23-3 11-6 22-9 34-6 25-13 50-19 75-1 6-19 36-47 36-21 0-26-19-26-35 0-19 7-45 22-81 6-18 8-23 8-31 0-19-14-35-35-35-39 0-55 61-55 66 0 4 4 4 5 4 3 0 5-2 6-8 12-39 29-52 43-52 4 0 11 0 11 13 0 11-5 21-7 30-17 44-26 68-26 89 0 37 27 50 52 50 17 0 31-7 43-19-6 21-11 42-27 64-11 15-28 27-47 27-6 0-25-1-33-18 8 0 14 0 20-5 3-4 8-10 8-17 0-13-12-15-16-15-9 0-24 7-24 27 0 22 18 37 45 37 43 0 87-38 98-86 13-54 28-107 41-161z"><text:p/></draw:path><draw:path draw:style-name="gr4" draw:text-style-name="P10" svg:width="0.28cm" svg:height="0.097cm" svg:x="2.254cm" svg:y="0.70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0" svg:width="0.174cm" svg:height="0.288cm" svg:x="2.693cm" svg:y="0.579cm" svg:viewBox="0 0 175 289" svg:d="M104 132c35-11 60-41 60-74 0-35-37-58-78-58-43 0-74 25-74 58 0 13 10 21 22 21 13 0 21-9 21-21 0-22-20-22-26-22 13-20 41-25 56-25 17 0 40 8 40 47 0 4 0 28-12 48s-27 21-37 21c-4 1-14 1-17 1-3 2-6 2-6 5 0 5 3 5 11 5 6 0 12 0 18 0 34 0 50 29 50 71 0 56-29 69-48 69-18 0-49-7-65-32 16 2 29-7 29-23s-12-24-24-24c-10 0-24 6-24 24 0 38 40 66 85 66 52 0 90-38 90-80 0-35-26-69-71-77z"><text:p/></draw:path><draw:path draw:style-name="gr4" draw:text-style-name="P10" svg:width="0.177cm" svg:height="0.288cm" svg:x="2.903cm" svg:y="0.579cm" svg:viewBox="0 0 178 289" svg:d="M178 145c0-33-3-67-17-98-19-41-54-47-72-47-25 0-57 11-73 50-14 29-16 62-16 95 0 32 1 70 19 102 18 34 48 42 70 42 23 0 54-8 73-48 13-30 16-62 16-96zM89 281c-17 0-42-11-49-52-5-25-5-64-5-89 0-26 0-55 3-78 9-49 40-52 51-52 13 0 41 7 49 49 5 23 5 55 5 81 0 31 0 60-5 88-7 39-31 53-49 53z"><text:p/></draw:path></draw:g></draw:g><text:s text:c="2"/></text:p>
      <text:p text:style-name="P8"/>
      <text:p text:style-name="P8"><text:s text:c="4"/>et enfin : <draw:g text:anchor-type="as-char" svg:y="-0.506cm" draw:z-index="5" draw:name="Forme6" draw:style-name="gr1"><svg:title>TexMaths</svg:title><svg:desc>12§latex§$$
\left\{
    \begin{array}{ll}
        y=0,8 \\
        6x+30y=30
    \end{array}
\right.
$$§svg§600§FALSE§</svg:desc><draw:g draw:style-name="gr2"><draw:path draw:style-name="gr3" draw:text-style-name="P9" svg:width="3.059cm" svg:height="0.966cm" svg:x="-0.001cm" svg:y="0.02cm" svg:viewBox="0 0 3060 967" svg:d="M1530 967c-510 0-1020 0-1530 0 0-323 0-644 0-967 1020 0 2040 0 3060 0 0 323 0 644 0 967-510 0-1020 0-1530 0z"><text:p/></draw:path><draw:path draw:style-name="gr4" draw:text-style-name="P10" svg:width="0.204cm" svg:height="1.009cm" svg:x="0.032cm" svg:y="-0.001cm" svg:viewBox="0 0 205 1010" svg:d="M120 643c0-19 0-51-26-85-16-21-40-39-70-52 83-40 96-101 96-125 0-81 0-162 0-242 0-26 0-80 83-121 2-1 2-2 2-8 0-9 0-10-8-10-6 0-7 0-18 5-42 21-83 54-93 105-1 9-1 12-1 41 0 65 0 130 0 194 0 14 0 35 0 40-3 44-30 83-78 109-6 4-7 5-7 11 0 7 1 8 7 11 28 14 69 45 77 98 1 10 1 10 1 14 0 84 0 168 0 251 0 61 42 101 95 126 10 5 10 5 17 5 8 0 8 0 8-10 0-7 0-7-3-9-17-9-72-36-81-96-1-6-1-11-1-36 0-72 0-144 0-216z"><text:p/></draw:path><draw:path draw:style-name="gr4" draw:text-style-name="P10" svg:width="0.192cm" svg:height="0.271cm" svg:x="0.517cm" svg:y="0.166cm" svg:viewBox="0 0 193 272" svg:d="M192 25c1-5 1-6 1-9 0-8-5-11-12-11-3 0-11 2-14 8-1 3-5 16-6 23-3 11-6 23-9 34-6 25-13 51-19 76-1 6-19 35-47 35-21 0-26-18-26-34 0-19 7-45 22-82 6-17 8-22 8-30 0-19-14-35-35-35-39 0-55 61-55 65 0 5 4 5 5 5 3 0 5-2 6-9 12-39 29-51 43-51 4 0 11 0 11 13 0 11-5 21-7 30-17 44-26 68-26 87 0 39 27 51 52 51 17 0 31-8 43-20-6 23-11 44-27 65-11 15-28 28-47 28-6 0-25-3-33-18 8 0 14 0 20-5 3-5 8-10 8-18 0-13-12-14-16-14-10 0-24 6-24 27s18 36 45 36c43 0 86-38 98-85 13-54 28-108 41-162z"><text:p/></draw:path><draw:path draw:style-name="gr4" draw:text-style-name="P10" svg:width="0.28cm" svg:height="0.099cm" svg:x="0.866cm" svg:y="0.199cm" svg:viewBox="0 0 281 100" svg:d="M266 17c6 0 15 0 15-9 0-8-9-8-15-8-84 0-168 0-252 0-6 0-14 0-14 8 0 9 8 9 14 9 84 0 168 0 252 0zM266 100c6 0 15 0 15-9s-9-9-15-9c-84 0-168 0-252 0-6 0-14 0-14 9s8 9 14 9c84 0 168 0 252 0z"><text:p/></draw:path><draw:path draw:style-name="gr4" draw:text-style-name="P10" svg:width="0.177cm" svg:height="0.289cm" svg:x="1.304cm" svg:y="0.072cm" svg:viewBox="0 0 178 290" svg:d="M178 146c0-33-3-67-17-98-19-41-54-48-72-48-25 0-55 11-73 50-14 29-16 63-16 96 0 31 2 70 19 101 18 35 49 43 70 43 23 0 55-8 73-49 13-29 16-61 16-95zM89 281c-17 0-41-11-49-51-5-25-5-65-5-88 0-28 0-56 3-78 9-51 40-54 51-54 14 0 42 7 49 49 5 24 5 56 5 83 0 31 0 59-5 86-6 41-30 53-49 53z"><text:p/></draw:path><draw:path draw:style-name="gr4" draw:text-style-name="P10" svg:width="0.048cm" svg:height="0.125cm" svg:x="1.534cm" svg:y="0.309cm" svg:viewBox="0 0 49 126" svg:d="M49 44c0-27-9-44-26-44-15 0-23 11-23 23 0 11 8 21 23 21 5 0 11-1 14-4 1-2 1-2 3-2 0 3 1 0 1 6 0 32-16 57-29 71-5 4-5 5-5 6 0 4 3 5 5 5 4 0 37-32 37-82z"><text:p/></draw:path><draw:path draw:style-name="gr4" draw:text-style-name="P10" svg:width="0.174cm" svg:height="0.289cm" svg:x="1.703cm" svg:y="0.072cm" svg:viewBox="0 0 175 290" svg:d="M52 89c-21-13-22-28-22-35 0-25 28-43 58-43s57 21 57 53c0 24-17 44-42 58-17-10-35-22-51-33zM113 128c30-15 50-37 50-64 0-40-37-64-75-64-42 0-76 31-76 71 0 7 0 26 18 47 5 4 20 15 31 22-25 12-61 35-61 77 0 44 43 73 88 73 46 0 87-35 87-80 0-15-5-34-20-52-9-8-16-13-42-30zM71 146c17 11 35 22 51 33 12 8 32 20 32 46 0 32-32 53-66 53-36 0-66-26-66-61 0-24 13-52 49-71z"><text:p/></draw:path><draw:path draw:style-name="gr4" draw:text-style-name="P10" svg:width="0.174cm" svg:height="0.288cm" svg:x="0.522cm" svg:y="0.579cm" svg:viewBox="0 0 175 289" svg:d="M38 142c0-4 0-6 0-10 0-107 52-121 74-121 10 0 27 2 37 17-6 0-23 0-23 18 0 13 10 20 19 20 7 0 19-5 19-20 0-26-18-46-54-46-54 0-110 54-110 147 0 112 49 142 88 142 46 0 87-40 87-95 0-54-37-93-84-93-29 0-44 21-53 41zM88 278c-27 0-39-25-41-32-9-19-9-53-9-61 0-33 15-75 52-75 7 0 26 0 40 27 7 15 7 36 7 57s0 41-7 57c-12 25-32 27-42 27z"><text:p/></draw:path><draw:path draw:style-name="gr4" draw:text-style-name="P10" svg:width="0.209cm" svg:height="0.191cm" svg:x="0.727cm" svg:y="0.67cm" svg:viewBox="0 0 210 192" svg:d="M128 60c3-12 12-50 42-50 3 0 12 0 22 6-12 2-20 12-20 22 0 6 4 15 15 15 10 0 23-7 23-24 0-23-25-29-40-29-24 0-38 23-43 32-11-27-33-32-45-32-45 0-69 55-69 66 0 4 4 2 5 4 4 0 5-2 6-5 14-45 42-55 56-55 9 0 23 3 23 28 0 14-7 41-23 100-7 26-21 44-39 44-4 0-13 0-22-6 11-1 19-11 19-23 0-10-8-14-15-14-12 0-23 11-23 24 0 20 22 29 40 29 27 0 43-30 44-33 5 16 20 33 46 33 43 0 67-55 67-66 0-4-4-4-5-4-4 0-5 2-6 5-13 44-42 55-55 55-17 0-24-13-24-27 0-10 2-19 7-37 5-20 10-39 14-58z"><text:p/></draw:path><draw:path draw:style-name="gr4" draw:text-style-name="P10" svg:width="0.28cm" svg:height="0.28cm" svg:x="1.073cm" svg:y="0.611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10" svg:width="0.174cm" svg:height="0.288cm" svg:x="1.489cm" svg:y="0.579cm" svg:viewBox="0 0 175 289" svg:d="M104 132c35-11 59-41 59-74 0-35-37-58-78-58-42 0-74 25-74 58 0 13 9 21 21 21 14 0 22-9 22-21 0-22-19-22-26-22 13-20 40-25 56-25 17 0 41 8 41 47 0 4-1 28-12 48-13 20-28 21-37 21-4 1-15 1-17 1-4 2-6 2-6 5 0 5 2 5 9 5 6 0 14 0 20 0 33 0 49 29 49 71 0 56-29 69-47 69s-50-7-65-32c15 2 28-7 28-23s-11-24-24-24c-10 0-23 6-23 24 0 38 38 66 85 66 52 0 90-38 90-80 0-35-27-69-71-77z"><text:p/></draw:path><draw:path draw:style-name="gr4" draw:text-style-name="P10" svg:width="0.177cm" svg:height="0.288cm" svg:x="1.697cm" svg:y="0.579cm" svg:viewBox="0 0 178 289" svg:d="M178 145c0-33-2-67-17-98-19-41-54-47-71-47-26 0-56 11-74 50-14 29-16 62-16 95 0 32 2 70 19 102 18 34 49 42 70 42 23 0 55-8 73-48 14-30 16-62 16-96zM89 281c-17 0-41-11-49-52-4-25-4-64-4-89 0-26 0-55 2-78 9-49 40-52 51-52 14 0 42 7 50 49 4 23 4 55 4 81 0 31 0 60-5 88-6 39-30 53-49 53z"><text:p/></draw:path><draw:path draw:style-name="gr4" draw:text-style-name="P10" svg:width="0.192cm" svg:height="0.272cm" svg:x="1.904cm" svg:y="0.67cm" svg:viewBox="0 0 193 273" svg:d="M192 26c1-6 1-7 1-9 0-9-5-12-12-12-3 0-11 2-14 9-1 2-5 15-6 23-3 11-6 22-9 34-6 25-13 50-19 75-1 6-19 36-47 36-21 0-26-19-26-35 0-19 7-45 22-81 6-18 8-23 8-31 0-19-14-35-35-35-39 0-55 61-55 66 0 4 4 4 5 4 3 0 5-2 6-8 12-39 29-52 43-52 4 0 11 0 11 13 0 11-5 21-7 30-17 44-26 68-26 89 0 37 27 50 52 50 17 0 31-7 43-19-6 21-11 42-27 64-11 15-28 27-47 27-6 0-25-1-33-18 8 0 14 0 20-5 3-4 8-10 8-17 0-13-12-15-16-15-9 0-24 7-24 27 0 22 18 37 45 37 43 0 87-38 98-86 13-54 28-107 41-161z"><text:p/></draw:path><draw:path draw:style-name="gr4" draw:text-style-name="P10" svg:width="0.28cm" svg:height="0.097cm" svg:x="2.254cm" svg:y="0.70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0" svg:width="0.174cm" svg:height="0.288cm" svg:x="2.693cm" svg:y="0.579cm" svg:viewBox="0 0 175 289" svg:d="M104 132c35-11 60-41 60-74 0-35-37-58-78-58-43 0-74 25-74 58 0 13 10 21 22 21 13 0 21-9 21-21 0-22-20-22-26-22 13-20 41-25 56-25 17 0 40 8 40 47 0 4 0 28-12 48s-27 21-37 21c-4 1-14 1-17 1-3 2-6 2-6 5 0 5 3 5 11 5 6 0 12 0 18 0 34 0 50 29 50 71 0 56-29 69-48 69-18 0-49-7-65-32 16 2 29-7 29-23s-12-24-24-24c-10 0-24 6-24 24 0 38 40 66 85 66 52 0 90-38 90-80 0-35-26-69-71-77z"><text:p/></draw:path><draw:path draw:style-name="gr4" draw:text-style-name="P10" svg:width="0.177cm" svg:height="0.288cm" svg:x="2.903cm" svg:y="0.579cm" svg:viewBox="0 0 178 289" svg:d="M178 145c0-33-3-67-17-98-19-41-54-47-72-47-25 0-57 11-73 50-14 29-16 62-16 95 0 32 1 70 19 102 18 34 48 42 70 42 23 0 54-8 73-48 13-30 16-62 16-96zM89 281c-17 0-42-11-49-52-5-25-5-64-5-89 0-26 0-55 3-78 9-49 40-52 51-52 13 0 41 7 49 49 5 23 5 55 5 81 0 31 0 60-5 88-7 39-31 53-49 53z"><text:p/></draw:path></draw:g></draw:g></text:p>
      <text:p text:style-name="P5"/>
      <text:p text:style-name="P5"><text:span text:style-name="T1">3. </text:span>Maintenant que l’on connaît <text:span text:style-name="T1">une inconnue, </text:span>y, on peut trouver <text:span text:style-name="T1">l’autre, </text:span>x, en résolvant la deuxième équations</text:p>
      <text:p text:style-name="P5"/>
      <text:p text:style-name="P8">On obtient : <draw:g text:anchor-type="as-char" svg:y="-0.504cm" draw:z-index="6" draw:name="Forme7" draw:style-name="gr1"><svg:title>TexMaths</svg:title><svg:desc>12§latex§$$
\left\{
    \begin{array}{ll}
        y=0,8 \\
        6x+24=30
    \end{array}
\right.
$$§svg§600§FALSE§</svg:desc><draw:g draw:style-name="gr2"><draw:path draw:style-name="gr3" draw:text-style-name="P9" svg:width="2.837cm" svg:height="0.964cm" svg:x="-0.001cm" svg:y="0.021cm" svg:viewBox="0 0 2838 965" svg:d="M0 0c945 0 1892 0 2838 0 0 321 0 644 0 965-946 0-1893 0-2838 0 0-321 0-644 0-965z"><text:p/></draw:path><draw:path draw:style-name="gr4" draw:text-style-name="P10" svg:width="0.204cm" svg:height="1.007cm" svg:x="0.032cm" svg:y="0cm" svg:viewBox="0 0 205 1008" svg:d="M120 643c0-21 0-52-26-85-17-22-41-41-70-53 83-40 96-100 96-124 0-81 0-163 0-243 0-25 0-79 82-120 3-1 3-2 3-8 0-10 0-10-9-10-6 0-6 0-17 5-42 20-84 54-93 105-1 9-1 12-1 41 0 65 0 130 0 194 0 14 0 35 0 40-5 44-30 83-78 109-7 4-7 4-7 11 0 6 0 6 6 9 29 16 70 46 78 99 1 9 1 11 1 15 0 84 0 167 0 250 0 61 42 101 95 126 8 4 10 4 16 4 9 0 9 0 9-9 0-6 0-7-3-8-17-9-72-36-81-98-1-6-1-10-1-36 0-70 0-142 0-214z"><text:p/></draw:path><draw:path draw:style-name="gr4" draw:text-style-name="P10" svg:width="0.193cm" svg:height="0.271cm" svg:x="0.516cm" svg:y="0.169cm" svg:viewBox="0 0 194 272" svg:d="M193 25c1-6 1-7 1-9 0-8-6-11-12-11-3 0-10 2-14 8-1 3-5 16-6 23-4 11-6 22-8 34-6 25-14 50-20 75-1 6-19 36-48 36-21 0-25-18-25-34 0-20 7-45 21-82 7-18 9-23 9-31 0-18-14-34-35-34-40 0-56 61-56 65 0 3 5 3 6 3 4 0 4 0 6-7 12-39 29-53 43-53 3 0 10 0 10 15 0 9-4 21-7 29-17 44-24 68-24 88 0 37 26 51 51 51 17 0 31-8 42-20-5 22-9 42-26 65-12 15-28 27-47 27-6 0-25-2-32-18 7 0 12 0 18-5 4-4 8-10 8-17 0-13-11-16-16-16-9 0-22 8-22 28 0 22 18 37 44 37 43 0 86-38 98-86 14-54 28-107 41-161z"><text:p/></draw:path><draw:path draw:style-name="gr4" draw:text-style-name="P10" svg:width="0.28cm" svg:height="0.097cm" svg:x="0.866cm" svg:y="0.199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0" svg:width="0.177cm" svg:height="0.289cm" svg:x="1.304cm" svg:y="0.073cm" svg:viewBox="0 0 178 290" svg:d="M178 146c0-34-3-68-17-99-19-40-54-47-72-47-25 0-55 11-73 50-14 29-16 62-16 96 0 31 2 69 19 101 18 35 49 43 70 43 23 0 55-9 73-49 13-29 16-62 16-95zM89 281c-17 0-42-11-49-52-5-25-5-64-5-89 0-26 0-54 3-76 9-51 40-54 51-54 13 0 42 7 49 49 5 24 5 55 5 81 0 33 0 60-5 88-6 39-30 53-49 53z"><text:p/></draw:path><draw:path draw:style-name="gr4" draw:text-style-name="P10" svg:width="0.048cm" svg:height="0.125cm" svg:x="1.533cm" svg:y="0.31cm" svg:viewBox="0 0 49 126" svg:d="M49 43c0-27-9-43-26-43-15 0-23 10-23 22s8 22 23 22c5 0 11-2 14-6 1 0 1-1 3-1 0 3 1 1 1 6 0 31-16 58-29 71-5 5-5 6-5 7 0 3 3 5 4 5 5 0 38-32 38-83z"><text:p/></draw:path><draw:path draw:style-name="gr4" draw:text-style-name="P10" svg:width="0.174cm" svg:height="0.289cm" svg:x="1.703cm" svg:y="0.073cm" svg:viewBox="0 0 175 290" svg:d="M50 88c-19-12-20-27-20-34 0-25 28-43 58-43s57 21 57 51c0 24-17 45-42 60-18-12-35-22-53-34zM113 128c30-15 50-37 50-66 0-38-37-62-75-62-42 0-77 31-77 71 0 7 1 26 19 45 5 6 20 16 31 23-25 12-61 36-61 78 0 44 43 73 88 73 46 0 87-36 87-80 0-16-5-35-20-52-9-9-16-13-42-30zM71 146c17 11 35 22 51 33 12 8 32 20 32 45 0 31-32 54-66 54-36 0-66-26-66-61 0-25 13-52 49-71z"><text:p/></draw:path><draw:path draw:style-name="gr4" draw:text-style-name="P10" svg:width="0.174cm" svg:height="0.289cm" svg:x="0.522cm" svg:y="0.578cm" svg:viewBox="0 0 175 290" svg:d="M38 143c0-4 0-7 0-11 0-106 52-121 74-121 9 0 27 2 37 17-6 0-23 0-23 19 0 13 10 19 19 19 6 0 19-4 19-20 0-26-19-46-54-46-54 0-110 55-110 147 0 113 49 143 88 143 46 0 87-39 87-96 0-52-38-93-85-93-28 0-43 21-52 42zM88 278c-27 0-39-25-41-31-9-20-9-54-9-61 0-34 14-76 52-76 7 0 26 0 40 27 7 15 7 37 7 57 0 21 0 41-7 57-12 25-33 27-42 27z"><text:p/></draw:path><draw:path draw:style-name="gr4" draw:text-style-name="P10" svg:width="0.209cm" svg:height="0.19cm" svg:x="0.727cm" svg:y="0.671cm" svg:viewBox="0 0 210 191" svg:d="M128 59c3-11 12-49 42-49 3 0 12 0 21 4-11 3-19 14-19 23 0 7 3 15 15 15 10 0 23-8 23-24 0-22-25-28-40-28-24 0-38 22-44 32-10-28-32-32-46-32-43 0-67 54-67 65 0 3 4 3 5 3 4 0 5 0 6-3 14-46 42-55 56-55 8 0 23 3 23 27 0 13-7 42-23 101-7 25-21 43-40 43-3 0-12 0-21-5 11-2 19-12 19-23s-8-15-15-15c-12 0-23 11-23 25 0 19 22 28 40 28 27 0 43-30 44-33 5 16 20 33 46 33 43 0 67-54 67-65 0-5-4-5-5-5-4 0-5 3-6 5-13 45-42 55-55 55-17 0-24-13-24-28 0-9 2-17 7-37 5-19 10-38 14-57z"><text:p/></draw:path><draw:path draw:style-name="gr4" draw:text-style-name="P10" svg:width="0.28cm" svg:height="0.28cm" svg:x="1.073cm" svg:y="0.611cm" svg:viewBox="0 0 281 281" svg:d="M149 149c39 0 78 0 117 0 6 0 15 0 15-9 0-8-9-8-15-8-39 0-78 0-117 0 0-40 0-78 0-118 0-6 0-14-9-14-8 0-8 8-8 14 0 40 0 78 0 118-40 0-78 0-118 0-6 0-14 0-14 8 0 9 8 9 14 9 40 0 78 0 118 0 0 39 0 79 0 118 0 5 0 14 8 14 9 0 9-9 9-14 0-39 0-79 0-118z"><text:p/></draw:path><draw:path draw:style-name="gr4" draw:text-style-name="P10" svg:width="0.167cm" svg:height="0.28cm" svg:x="1.491cm" svg:y="0.578cm" svg:viewBox="0 0 168 281" svg:d="M32 248c15-14 30-29 45-43 66-59 91-81 91-123 0-48-38-82-90-82-47 0-78 40-78 77 0 23 20 23 22 23 7 0 21-5 21-22 0-11-7-22-21-22-4 0-5 0-6 0 9-27 32-43 57-43 39 0 57 35 57 69 0 33-22 67-45 93-27 30-54 60-81 90-4 5-4 6-4 16 52 0 104 0 156 0 4-26 8-50 12-74-4 0-7 0-11 0-2 12-5 32-9 38-3 3-30 3-40 3-25 0-50 0-76 0z"><text:p/></draw:path><draw:path draw:style-name="gr4" draw:text-style-name="P10" svg:width="0.186cm" svg:height="0.284cm" svg:x="1.692cm" svg:y="0.573cm" svg:viewBox="0 0 187 285" svg:d="M113 216c0 12 0 24 0 37 0 14-1 19-33 19-2 0-6 0-8 0 0 4 0 9 0 13 17-1 38-1 56-1 17 0 41 0 58 1 0-4 0-9 0-13-2 0-6 0-8 0-32 0-33-5-33-19 0-13 0-25 0-37 15 0 28 0 42 0 0-5 0-10 0-13-14 0-27 0-42 0 0-64 0-127 0-191 0-10 0-12-7-12-4 0-5 0-8 6-44 66-87 131-130 197 0 3 0 8 0 13 37 0 76 0 113 0zM115 203c-35 0-68 0-103 0 35-53 68-105 103-157 0 52 0 104 0 157z"><text:p/></draw:path><draw:path draw:style-name="gr4" draw:text-style-name="P10" svg:width="0.279cm" svg:height="0.097cm" svg:x="2.033cm" svg:y="0.702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0" svg:width="0.174cm" svg:height="0.289cm" svg:x="2.471cm" svg:y="0.578cm" svg:viewBox="0 0 175 290" svg:d="M106 132c33-11 58-41 58-73 0-35-37-59-78-59-42 0-74 25-74 58 0 14 10 21 22 21 13 0 21-8 21-21 0-21-20-21-26-21 13-20 41-26 56-26 17 0 40 9 40 47 0 6 0 30-11 48-13 20-28 21-38 22-3 0-14 2-16 2-4 0-7 0-7 4 0 5 3 5 11 5 6 0 12 0 18 0 34 0 50 29 50 70 0 57-29 69-48 69-18 0-49-7-64-32 15 2 28-7 28-23s-12-24-24-24c-10 0-24 6-24 25 0 39 40 66 85 66 52 0 90-38 90-81 0-35-26-67-69-77z"><text:p/></draw:path><draw:path draw:style-name="gr4" draw:text-style-name="P10" svg:width="0.177cm" svg:height="0.289cm" svg:x="2.681cm" svg:y="0.578cm" svg:viewBox="0 0 178 290" svg:d="M178 146c0-33-3-67-17-98-19-41-54-48-72-48-25 0-57 11-73 50-14 29-16 63-16 96 0 31 1 70 19 101 18 35 49 43 70 43 23 0 55-9 73-49 13-29 16-62 16-95zM89 281c-17 0-42-11-49-51-5-26-5-65-5-90 0-26 0-54 3-76 9-51 40-54 51-54 13 0 42 7 49 49 5 24 5 55 5 81 0 33 0 61-5 88-6 39-30 53-49 53z"><text:p/></draw:path></draw:g></draw:g><text:s text:c="2"/></text:p>
      <text:p text:style-name="P8"/>
      <text:p text:style-name="P8"><text:s text:c="11"/>puis : <draw:g text:anchor-type="as-char" svg:y="-0.504cm" draw:z-index="7" draw:name="Forme8" draw:style-name="gr1"><svg:title>TexMaths</svg:title><svg:desc>12§latex§$$
\left\{
    \begin{array}{ll}
        y=0,8 \\
        6x=6
    \end{array}
\right.
$$§svg§600§FALSE§</svg:desc><draw:g draw:style-name="gr2"><draw:path draw:style-name="gr3" draw:text-style-name="P9" svg:width="1.856cm" svg:height="0.964cm" svg:x="-0.001cm" svg:y="0.021cm" svg:viewBox="0 0 1857 965" svg:d="M0 0c620 0 1238 0 1857 0 0 321 0 644 0 965-619 0-1237 0-1857 0 0-321 0-644 0-965z"><text:p/></draw:path><draw:path draw:style-name="gr4" draw:text-style-name="P10" svg:width="0.204cm" svg:height="1.007cm" svg:x="0.032cm" svg:y="0cm" svg:viewBox="0 0 205 1008" svg:d="M120 643c0-21 0-52-26-85-17-22-41-41-70-53 82-40 96-100 96-124 0-81 0-163 0-243 0-25 0-79 82-120 3-1 3-2 3-8 0-10 0-10-9-10-6 0-6 0-17 5-42 20-84 54-93 105-1 9-1 12-1 41 0 65 0 130 0 194 0 14 0 35 0 40-5 44-30 83-78 109-7 4-7 4-7 11 0 6 0 6 6 9 29 16 70 46 78 99 1 9 1 11 1 15 0 84 0 167 0 250 0 61 42 101 95 126 9 4 10 4 16 4 9 0 9 0 9-9 0-6 0-7-3-8-18-9-72-36-81-98-1-6-1-10-1-36 0-70 0-142 0-214z"><text:p/></draw:path><draw:path draw:style-name="gr4" draw:text-style-name="P10" svg:width="0.194cm" svg:height="0.271cm" svg:x="0.516cm" svg:y="0.169cm" svg:viewBox="0 0 195 272" svg:d="M193 25c2-6 2-7 2-9 0-8-6-11-12-11-5 0-11 2-15 8-1 3-5 16-6 23-4 11-6 22-8 34-6 25-14 50-20 75-2 6-20 36-48 36-21 0-26-18-26-34 0-20 7-45 22-82 7-18 8-23 8-31 0-18-13-34-35-34-39 0-55 61-55 65 0 3 4 2 5 3 5 0 5 0 7-7 11-39 28-53 42-53 4 0 11 0 11 15 0 9-4 21-7 29-17 44-24 68-24 88 0 37 26 51 51 51 16 0 30-8 42-20-5 22-11 42-27 65-11 15-27 27-46 27-6 0-25-2-32-18 7 0 12 0 18-5 4-4 8-10 8-17 0-13-11-16-16-16-9 0-24 8-24 28 0 22 20 37 46 37 43 0 86-38 98-86 14-54 28-107 41-161z"><text:p/></draw:path><draw:path draw:style-name="gr4" draw:text-style-name="P10" svg:width="0.279cm" svg:height="0.097cm" svg:x="0.867cm" svg:y="0.199cm" svg:viewBox="0 0 280 98" svg:d="M265 17c8 0 15 0 15-9 0-8-7-8-13-8-84 0-170 0-254 0-5 0-13 0-13 8 0 9 8 9 14 9 84 0 167 0 251 0zM267 98c6 0 13 0 13-8s-7-8-15-8c-84 0-167 0-251 0-6 0-14 0-14 8s8 8 13 8c84 0 170 0 254 0z"><text:p/></draw:path><draw:path draw:style-name="gr4" draw:text-style-name="P10" svg:width="0.175cm" svg:height="0.289cm" svg:x="1.304cm" svg:y="0.073cm" svg:viewBox="0 0 176 290" svg:d="M176 146c0-34-1-68-16-99-20-40-54-47-71-47-25 0-57 11-73 50-15 29-16 62-16 96 0 31 1 69 18 101 18 35 49 43 70 43 22 0 55-9 73-49 14-29 15-62 15-95zM88 281c-16 0-41-11-48-52-5-25-5-64-5-89 0-26 0-54 3-76 8-51 40-54 50-54 14 0 42 7 50 49 4 24 4 55 4 81 0 33 0 60-5 88-6 39-30 53-49 53z"><text:p/></draw:path><draw:path draw:style-name="gr4" draw:text-style-name="P10" svg:width="0.048cm" svg:height="0.125cm" svg:x="1.535cm" svg:y="0.31cm" svg:viewBox="0 0 49 126" svg:d="M49 43c0-27-11-43-27-43-14 0-22 10-22 22s8 22 22 22c4 0 10-2 15-6 1 0 1-1 1-1 2 0 2 1 2 6 0 31-15 58-29 71-5 5-5 6-5 7 0 3 2 5 5 5 5 0 38-32 38-83z"><text:p/></draw:path><draw:path draw:style-name="gr4" draw:text-style-name="P10" svg:width="0.174cm" svg:height="0.289cm" svg:x="1.703cm" svg:y="0.073cm" svg:viewBox="0 0 175 290" svg:d="M52 88c-20-12-22-27-22-34 0-25 28-43 58-43 31 0 57 21 57 51 0 24-17 45-42 60-17-12-35-22-51-34zM113 128c30-15 51-37 51-66 0-38-38-62-76-62-42 0-76 31-76 71 0 7 0 26 18 45 5 6 20 16 31 23-25 12-61 36-61 78 0 44 43 73 88 73 48 0 87-36 87-80 0-16-5-35-20-52-9-9-15-13-42-30zM71 146c17 11 35 22 51 33 12 8 32 20 32 45 0 31-32 54-66 54-36 0-66-26-66-61 0-25 13-52 49-71z"><text:p/></draw:path><draw:path draw:style-name="gr4" draw:text-style-name="P10" svg:width="0.173cm" svg:height="0.289cm" svg:x="0.522cm" svg:y="0.578cm" svg:viewBox="0 0 174 290" svg:d="M37 143c0-4 0-7 0-11 0-106 53-121 75-121 9 0 27 2 37 17-7 0-24 0-24 19 0 13 11 19 19 19 7 0 20-4 20-20 0-26-19-46-54-46-54 0-110 55-110 147 0 113 48 143 88 143 46 0 86-39 86-96 0-52-37-93-84-93-29 0-44 21-53 42zM88 278c-27 0-40-25-42-31-8-20-8-54-8-61 0-34 14-76 52-76 6 0 26 0 38 27 9 15 9 37 9 57 0 21 0 41-7 57-14 25-33 27-42 27z"><text:p/></draw:path><draw:path draw:style-name="gr4" draw:text-style-name="P10" svg:width="0.209cm" svg:height="0.19cm" svg:x="0.728cm" svg:y="0.671cm" svg:viewBox="0 0 210 191" svg:d="M128 59c3-11 12-49 42-49 2 0 13 0 21 4-12 3-21 14-21 23 0 7 5 15 17 15 9 0 23-8 23-24 0-22-25-28-40-28-24 0-39 22-44 32-11-28-34-32-46-32-43 0-67 54-67 65 0 3 4 3 5 3 4 0 5 0 5-3 14-46 42-55 56-55 9 0 23 3 23 27 0 13-7 42-23 101-6 25-20 43-39 43-3 0-12 0-22-5 11-2 20-12 20-23s-9-15-15-15c-13 0-23 11-23 25 0 19 20 28 40 28 27 0 43-30 44-33 5 16 19 33 44 33 45 0 69-54 69-65 0-5-4-5-6-5-4 0-4 3-5 5-14 45-43 55-56 55-16 0-23-13-23-28 0-9 2-17 7-37 5-19 10-38 14-57z"><text:p/></draw:path><draw:path draw:style-name="gr4" draw:text-style-name="P10" svg:width="0.28cm" svg:height="0.097cm" svg:x="1.095cm" svg:y="0.702cm" svg:viewBox="0 0 281 98" svg:d="M267 17c6 0 14 0 14-9 0-8-8-8-14-8-84 0-169 0-253 0-6 0-14 0-14 8 0 9 8 9 14 9 84 0 169 0 253 0zM267 98c6 0 14 0 14-8s-8-8-14-8c-84 0-169 0-253 0-6 0-14 0-14 8s8 8 14 8c84 0 169 0 253 0z"><text:p/></draw:path><draw:path draw:style-name="gr4" draw:text-style-name="P10" svg:width="0.174cm" svg:height="0.289cm" svg:x="1.535cm" svg:y="0.578cm" svg:viewBox="0 0 175 290" svg:d="M38 143c0-4 0-7 0-11 0-106 52-121 74-121 10 0 27 2 37 17-6 0-23 0-23 19 0 13 10 19 19 19 7 0 19-4 19-20 0-26-18-46-54-46-52 0-110 55-110 147 0 113 49 143 89 143 47 0 86-39 86-96 0-52-37-93-84-93-29 0-44 21-53 42zM89 278c-28 0-40-25-42-31-9-20-9-54-9-61 0-34 15-76 52-76 7 0 26 0 40 27 7 15 7 37 7 57 0 21 0 41-7 57-12 25-32 27-41 27z"><text:p/></draw:path></draw:g></draw:g><text:s text:c="2"/></text:p>
      <text:p text:style-name="P8"/>
      <text:p text:style-name="P8"><text:s text:c="5"/>et enfin : <draw:g text:anchor-type="as-char" svg:y="-0.504cm" draw:z-index="8" draw:name="Forme9" draw:style-name="gr1"><svg:title>TexMaths</svg:title><svg:desc>12§latex§$$
\left\{
    \begin{array}{ll}
        y=0,8 \\
        x=1
    \end{array}
\right.
$$§svg§600§FALSE§</svg:desc><draw:g draw:style-name="gr2"><draw:path draw:style-name="gr3" draw:text-style-name="P9" svg:width="1.856cm" svg:height="0.964cm" svg:x="-0.001cm" svg:y="0.021cm" svg:viewBox="0 0 1857 965" svg:d="M0 0c620 0 1238 0 1857 0 0 321 0 644 0 965-619 0-1237 0-1857 0 0-321 0-644 0-965z"><text:p/></draw:path><draw:path draw:style-name="gr4" draw:text-style-name="P10" svg:width="0.204cm" svg:height="1.007cm" svg:x="0.032cm" svg:y="0cm" svg:viewBox="0 0 205 1008" svg:d="M120 643c0-21 0-52-26-85-17-22-41-41-70-53 82-40 96-100 96-124 0-81 0-163 0-243 0-25 0-79 82-120 3-1 3-2 3-8 0-10 0-10-9-10-6 0-6 0-17 5-42 20-84 54-93 105-1 9-1 12-1 41 0 65 0 130 0 194 0 14 0 35 0 40-5 44-30 83-78 109-7 4-7 4-7 11 0 6 0 6 6 9 29 16 70 46 78 99 1 9 1 11 1 15 0 84 0 167 0 250 0 61 42 101 95 126 9 4 10 4 16 4 9 0 9 0 9-9 0-6 0-7-3-8-18-9-72-36-81-98-1-6-1-10-1-36 0-70 0-142 0-214z"><text:p/></draw:path><draw:path draw:style-name="gr4" draw:text-style-name="P10" svg:width="0.194cm" svg:height="0.271cm" svg:x="0.516cm" svg:y="0.169cm" svg:viewBox="0 0 195 272" svg:d="M193 25c2-6 2-7 2-9 0-8-6-11-12-11-5 0-11 2-15 8-1 3-5 16-6 23-4 11-6 22-8 34-6 25-14 50-20 75-2 6-20 36-48 36-21 0-26-18-26-34 0-20 7-45 22-82 7-18 8-23 8-31 0-18-13-34-35-34-39 0-55 61-55 65 0 3 4 2 5 3 5 0 5 0 7-7 11-39 28-53 42-53 4 0 11 0 11 15 0 9-4 21-7 29-17 44-24 68-24 88 0 37 26 51 51 51 16 0 30-8 42-20-5 22-11 42-27 65-11 15-27 27-46 27-6 0-25-2-32-18 7 0 12 0 18-5 4-4 8-10 8-17 0-13-11-16-16-16-9 0-24 8-24 28 0 22 20 37 46 37 43 0 86-38 98-86 14-54 28-107 41-161z"><text:p/></draw:path><draw:path draw:style-name="gr4" draw:text-style-name="P10" svg:width="0.279cm" svg:height="0.097cm" svg:x="0.867cm" svg:y="0.199cm" svg:viewBox="0 0 280 98" svg:d="M265 17c8 0 15 0 15-9 0-8-7-8-13-8-84 0-170 0-254 0-5 0-13 0-13 8 0 9 8 9 14 9 84 0 167 0 251 0zM267 98c6 0 13 0 13-8s-7-8-15-8c-84 0-167 0-251 0-6 0-14 0-14 8s8 8 13 8c84 0 170 0 254 0z"><text:p/></draw:path><draw:path draw:style-name="gr4" draw:text-style-name="P10" svg:width="0.175cm" svg:height="0.289cm" svg:x="1.304cm" svg:y="0.073cm" svg:viewBox="0 0 176 290" svg:d="M176 146c0-34-1-68-16-99-20-40-54-47-71-47-25 0-57 11-73 50-15 29-16 62-16 96 0 31 1 69 18 101 18 35 49 43 70 43 22 0 55-9 73-49 14-29 15-62 15-95zM88 281c-16 0-41-11-48-52-5-25-5-64-5-89 0-26 0-54 3-76 8-51 40-54 50-54 14 0 42 7 50 49 4 24 4 55 4 81 0 33 0 60-5 88-6 39-30 53-49 53z"><text:p/></draw:path><draw:path draw:style-name="gr4" draw:text-style-name="P10" svg:width="0.048cm" svg:height="0.125cm" svg:x="1.535cm" svg:y="0.31cm" svg:viewBox="0 0 49 126" svg:d="M49 43c0-27-11-43-27-43-14 0-22 10-22 22s8 22 22 22c4 0 10-2 15-6 1 0 1-1 1-1 2 0 2 1 2 6 0 31-15 58-29 71-5 5-5 6-5 7 0 3 2 5 5 5 5 0 38-32 38-83z"><text:p/></draw:path><draw:path draw:style-name="gr4" draw:text-style-name="P10" svg:width="0.174cm" svg:height="0.289cm" svg:x="1.703cm" svg:y="0.073cm" svg:viewBox="0 0 175 290" svg:d="M52 88c-20-12-22-27-22-34 0-25 28-43 58-43 31 0 57 21 57 51 0 24-17 45-42 60-17-12-35-22-51-34zM113 128c30-15 51-37 51-66 0-38-38-62-76-62-42 0-76 31-76 71 0 7 0 26 18 45 5 6 20 16 31 23-25 12-61 36-61 78 0 44 43 73 88 73 48 0 87-36 87-80 0-16-5-35-20-52-9-9-15-13-42-30zM71 146c17 11 35 22 51 33 12 8 32 20 32 45 0 31-32 54-66 54-36 0-66-26-66-61 0-25 13-52 49-71z"><text:p/></draw:path><draw:path draw:style-name="gr4" draw:text-style-name="P10" svg:width="0.209cm" svg:height="0.19cm" svg:x="0.516cm" svg:y="0.671cm" svg:viewBox="0 0 210 191" svg:d="M128 59c3-11 12-49 42-49 3 0 13 0 22 4-12 3-20 14-20 23 0 7 4 15 15 15 10 0 23-8 23-24 0-22-25-28-40-28-24 0-38 22-44 32-10-28-32-32-44-32-45 0-69 54-69 65 0 3 4 2 5 3 4 0 5 0 6-3 14-46 42-55 56-55 9 0 23 3 23 27 0 13-7 42-23 101-7 25-21 43-40 43-3 0-12 0-21-5 11-2 19-12 19-23s-8-15-15-15c-12 0-23 11-23 25 0 19 22 28 40 28 27 0 43-30 44-33 5 16 20 33 46 33 43 0 67-54 67-65 0-5-4-5-5-5-3 0-5 3-6 5-13 45-42 55-55 55-17 0-24-13-24-28 0-9 2-17 7-37 5-19 10-38 14-57z"><text:p/></draw:path><draw:path draw:style-name="gr4" draw:text-style-name="P10" svg:width="0.279cm" svg:height="0.097cm" svg:x="0.886cm" svg:y="0.702cm" svg:viewBox="0 0 280 98" svg:d="M265 17c8 0 15 0 15-9 0-8-7-8-13-8-84 0-170 0-254 0-6 0-13 0-13 8 0 9 7 9 14 9 84 0 167 0 251 0zM267 98c6 0 13 0 13-8s-7-8-15-8c-84 0-167 0-251 0-7 0-14 0-14 8s7 8 13 8c84 0 170 0 254 0z"><text:p/></draw:path><draw:path draw:style-name="gr4" draw:text-style-name="P10" svg:width="0.138cm" svg:height="0.28cm" svg:x="1.344cm" svg:y="0.578cm" svg:viewBox="0 0 139 281" svg:d="M86 11c0-10 0-11-9-11-27 28-64 28-77 28 0 4 0 8 0 13 8 0 34 0 55-12 0 73 0 145 0 218 0 16-1 20-39 20-5 0-9 0-14 0 0 4 0 9 0 14 15-2 52-2 69-2s54 0 68 2c0-5 0-10 0-14-5 0-8 0-13 0-38 0-40-4-40-20 0-79 0-157 0-236z"><text:p/></draw:path></draw:g></draw:g><text:s/></text:p>
      <text:p text:style-name="P5"/>
      <text:p text:style-name="P5">Notre couple de solution est donc (1;0,8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0:41:47.362842666</meta:creation-date>
    <dc:date>2022-04-09T17:18:32.167966325</dc:date>
    <meta:editing-duration>PT9M38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1" meta:paragraph-count="14" meta:word-count="112" meta:character-count="665" meta:non-whitespace-character-count="508"/>
  </office:meta>
</office:document-meta>
</file>